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stroke-dash="Dash_20_1" svg:stroke-width="0cm" draw:stroke-linejoin="none" draw:fill="solid" draw:fill-color="#cccccc" draw:textarea-horizontal-align="center" draw:textarea-vertical-align="middle"/>
    </style:style>
    <style:style style:name="gr2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solid"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solid" draw:stroke-dash="Dash_20_1" svg:stroke-width="0cm" svg:stroke-color="#b3b3b3" draw:stroke-linejoin="round" draw:textarea-horizontal-align="center" draw:textarea-vertical-align="middle"/>
    </style:style>
    <style:style style:name="gr5" style:family="graphic" style:parent-style-name="standard">
      <style:graphic-properties draw:stroke="solid" draw:stroke-dash="Dash_20_1" svg:stroke-width="0.051cm" svg:stroke-color="#004586" draw:stroke-linejoin="round" draw:textarea-horizontal-align="center" draw:textarea-vertical-align="middle" fo:padding-top="0.025cm" fo:padding-bottom="0.025cm" fo:padding-left="0.025cm" fo:padding-right="0.025cm"/>
    </style:style>
    <style:style style:name="gr6" style:family="graphic" style:parent-style-name="standard">
      <style:graphic-properties draw:stroke="none" draw:stroke-dash="Dash_20_1" svg:stroke-width="0cm" svg:stroke-color="#004586" draw:stroke-linejoin="none" draw:fill="solid" draw:fill-color="#004586" draw:textarea-horizontal-align="center" draw:textarea-vertical-align="middle"/>
    </style:style>
    <style:style style:name="gr7" style:family="graphic" style:parent-style-name="standard">
      <style:graphic-properties draw:stroke="solid" draw:stroke-dash="Dash_20_1" svg:stroke-width="0cm" svg:stroke-color="#004586" draw:stroke-linejoin="round" draw:fill="none" draw:fill-color="#004586" draw:textarea-horizontal-align="center" draw:textarea-vertical-align="middle"/>
    </style:style>
    <style:style style:name="gr8" style:family="graphic" style:parent-style-name="standard">
      <style:graphic-properties draw:stroke="solid" draw:stroke-dash="Dash_20_1" svg:stroke-width="0.051cm" svg:stroke-color="#579d1c" draw:stroke-linejoin="round" draw:textarea-horizontal-align="center" draw:textarea-vertical-align="middle" fo:padding-top="0.025cm" fo:padding-bottom="0.025cm" fo:padding-left="0.025cm" fo:padding-right="0.025cm"/>
    </style:style>
    <style:style style:name="gr9" style:family="graphic" style:parent-style-name="standard">
      <style:graphic-properties draw:stroke="none" draw:stroke-dash="Dash_20_1" svg:stroke-width="0cm" svg:stroke-color="#579d1c" draw:stroke-linejoin="none" draw:fill="solid" draw:fill-color="#579d1c" draw:textarea-horizontal-align="center" draw:textarea-vertical-align="middle"/>
    </style:style>
    <style:style style:name="gr10" style:family="graphic" style:parent-style-name="standard">
      <style:graphic-properties draw:stroke="solid" draw:stroke-dash="Dash_20_1" svg:stroke-width="0cm" svg:stroke-color="#579d1c" draw:stroke-linejoin="round" draw:fill="none" draw:fill-color="#579d1c" draw:textarea-horizontal-align="center" draw:textarea-vertical-align="middle"/>
    </style:style>
    <style:style style:name="gr11" style:family="graphic" style:parent-style-name="standard">
      <style:graphic-properties draw:stroke="solid" draw:stroke-dash="Dash_20_1" svg:stroke-width="0.051cm" svg:stroke-color="#ff6633" draw:stroke-linejoin="round" draw:textarea-horizontal-align="center" draw:textarea-vertical-align="middle" fo:padding-top="0.025cm" fo:padding-bottom="0.025cm" fo:padding-left="0.025cm" fo:padding-right="0.025cm"/>
    </style:style>
    <style:style style:name="gr12" style:family="graphic" style:parent-style-name="standard">
      <style:graphic-properties draw:stroke="none" draw:stroke-dash="Dash_20_1" svg:stroke-width="0cm" svg:stroke-color="#ff6633" draw:stroke-linejoin="none" draw:fill="solid" draw:fill-color="#ff6633" draw:textarea-horizontal-align="center" draw:textarea-vertical-align="middle"/>
    </style:style>
    <style:style style:name="gr13" style:family="graphic" style:parent-style-name="standard">
      <style:graphic-properties draw:stroke="solid" draw:stroke-dash="Dash_20_1" svg:stroke-width="0cm" svg:stroke-color="#ff6633" draw:stroke-linejoin="round" draw:fill="none" draw:fill-color="#ff6633" draw:textarea-horizontal-align="center" draw:textarea-vertical-align="middle"/>
    </style:style>
    <style:style style:name="gr14" style:family="graphic" style:parent-style-name="standard">
      <style:graphic-properties draw:stroke="none" draw:fill="solid" draw:fill-color="#ffffff" draw:textarea-horizontal-align="left" draw:auto-grow-width="true" fo:min-height="0.143cm" fo:min-width="0.282cm"/>
    </style:style>
    <style:style style:name="gr15" style:family="graphic" style:parent-style-name="standard">
      <style:graphic-properties draw:stroke="none" draw:fill="solid" draw:fill-color="#ffffff" draw:textarea-horizontal-align="left" draw:auto-grow-width="true" fo:min-height="0.143cm" fo:min-width="0.858cm"/>
    </style:style>
    <style:style style:name="gr16" style:family="graphic" style:parent-style-name="standard">
      <style:graphic-properties draw:stroke="none" draw:fill="solid" draw:fill-color="#ffffff" draw:textarea-horizontal-align="left" draw:auto-grow-width="true" fo:min-height="0.143cm" fo:min-width="0.38cm"/>
    </style:style>
    <style:style style:name="gr17" style:family="graphic" style:parent-style-name="standard">
      <style:graphic-properties draw:stroke="none" draw:fill="solid" draw:fill-color="#ffffff" draw:textarea-horizontal-align="left" draw:auto-grow-width="true" fo:min-height="0.143cm" fo:min-width="0.086cm"/>
    </style:style>
    <style:style style:name="gr18" style:family="graphic" style:parent-style-name="standard">
      <style:graphic-properties draw:stroke="none" draw:fill="none" draw:fill-color="#ffffff" draw:textarea-horizontal-align="left" draw:auto-grow-width="true" fo:min-height="0.261cm" fo:min-width="12.131cm"/>
    </style:style>
    <style:style style:name="gr19" style:family="graphic" style:parent-style-name="standard">
      <style:graphic-properties draw:stroke="none" draw:fill="solid" draw:fill-color="#ffffff" draw:textarea-horizontal-align="left" draw:auto-grow-width="true" fo:min-height="0.103cm" fo:min-width="0.118cm"/>
    </style:style>
    <style:style style:name="gr20" style:family="graphic" style:parent-style-name="standard">
      <style:graphic-properties draw:stroke="none" draw:fill="solid" draw:fill-color="#ffffff" draw:textarea-horizontal-align="left" draw:auto-grow-width="true" fo:min-height="0.103cm" fo:min-width="3.211cm"/>
    </style:style>
    <style:style style:name="gr21" style:family="graphic" style:parent-style-name="standard">
      <style:graphic-properties draw:stroke="none" draw:fill="none" draw:fill-color="#ffffff" draw:textarea-horizontal-align="left" draw:auto-grow-width="true" fo:min-height="0.143cm" fo:min-width="2cm"/>
    </style:style>
    <style:style style:name="gr22" style:family="graphic" style:parent-style-name="standard">
      <style:graphic-properties draw:stroke="solid" draw:stroke-dash="Dash_20_1" svg:stroke-width="0cm" svg:stroke-color="#ff6633" draw:stroke-linejoin="round" draw:fill="solid" draw:fill-color="#ff6633" draw:textarea-horizontal-align="center" draw:textarea-vertical-align="middle"/>
    </style:style>
    <style:style style:name="gr23" style:family="graphic" style:parent-style-name="standard">
      <style:graphic-properties draw:stroke="none" draw:fill="none" draw:fill-color="#ffffff" draw:textarea-horizontal-align="left" draw:auto-grow-width="true" fo:min-height="0.143cm" fo:min-width="4.34cm"/>
    </style:style>
    <style:style style:name="gr24" style:family="graphic" style:parent-style-name="standard">
      <style:graphic-properties draw:stroke="none" draw:fill="none" draw:fill-color="#ffffff" draw:textarea-horizontal-align="left" draw:auto-grow-width="true" fo:min-height="0.143cm" fo:min-width="2.833cm"/>
    </style:style>
    <style:style style:name="gr25" style:family="graphic" style:parent-style-name="standard">
      <style:graphic-properties draw:stroke="solid" draw:stroke-dash="Dash_20_1" svg:stroke-width="0.05cm" svg:stroke-color="#579d1c" draw:marker-start-width="0.155cm" draw:marker-end-width="0.155cm" draw:stroke-linejoin="round" draw:textarea-horizontal-align="center" draw:textarea-vertical-align="middle" fo:padding-top="0.025cm" fo:padding-bottom="0.025cm" fo:padding-left="0.025cm" fo:padding-right="0.025cm"/>
    </style:style>
    <style:style style:name="gr26" style:family="graphic" style:parent-style-name="standard">
      <style:graphic-properties draw:stroke="solid" draw:stroke-dash="Dash_20_1" svg:stroke-width="0.05cm" svg:stroke-color="#ff950e" draw:marker-start-width="0.155cm" draw:marker-end-width="0.155cm" draw:stroke-linejoin="round" draw:textarea-horizontal-align="center" draw:textarea-vertical-align="middle" fo:padding-top="0.025cm" fo:padding-bottom="0.025cm" fo:padding-left="0.025cm" fo:padding-right="0.025cm"/>
    </style:style>
    <style:style style:name="gr27" style:family="graphic" style:parent-style-name="standard">
      <style:graphic-properties draw:stroke="none" draw:stroke-dash="Dash_20_1" svg:stroke-width="0cm" svg:stroke-color="#ff950e" draw:stroke-linejoin="none" draw:fill="solid" draw:fill-color="#ff950e" draw:textarea-horizontal-align="center" draw:textarea-vertical-align="middle"/>
    </style:style>
    <style:style style:name="gr28" style:family="graphic" style:parent-style-name="standard">
      <style:graphic-properties draw:stroke="solid" draw:stroke-dash="Dash_20_1" svg:stroke-width="0cm" svg:stroke-color="#ff950e" draw:stroke-linejoin="round" draw:fill="none" draw:fill-color="#ff950e" draw:textarea-horizontal-align="center" draw:textarea-vertical-align="middle"/>
    </style:style>
    <style:style style:name="gr29" style:family="graphic" style:parent-style-name="standard">
      <style:graphic-properties draw:stroke="solid" draw:stroke-dash="Dash_20_1" svg:stroke-width="0cm" svg:stroke-color="#ff950e" draw:stroke-linejoin="round" draw:fill="solid" draw:fill-color="#ff950e" draw:textarea-horizontal-align="center" draw:textarea-vertical-align="middle"/>
    </style:style>
    <style:style style:name="gr30" style:family="graphic" style:parent-style-name="standard">
      <style:graphic-properties draw:stroke="none" draw:fill="solid" draw:fill-color="#ffffff" draw:textarea-vertical-align="middle" draw:auto-grow-height="false" fo:min-height="0.713cm"/>
    </style:style>
    <style:style style:name="gr31" style:family="graphic" style:parent-style-name="standard">
      <style:graphic-properties draw:stroke="none" draw:fill="solid" draw:fill-color="#ffffff" fo:min-height="0.514cm"/>
    </style:style>
    <style:style style:name="gr32" style:family="graphic" style:parent-style-name="standard">
      <style:graphic-properties draw:stroke="none" draw:stroke-dash="Dash_20_1" svg:stroke-width="0cm" svg:stroke-color="#314004" draw:stroke-linejoin="none" draw:fill="solid" draw:fill-color="#314004" draw:textarea-horizontal-align="center" draw:textarea-vertical-align="middle"/>
    </style:style>
    <style:style style:name="gr33" style:family="graphic" style:parent-style-name="standard">
      <style:graphic-properties draw:stroke="solid" draw:stroke-dash="Dash_20_1" svg:stroke-width="0cm" svg:stroke-color="#996633" draw:stroke-linejoin="round" draw:fill="solid" draw:fill-color="#996633" draw:textarea-horizontal-align="center" draw:textarea-vertical-align="middle"/>
    </style:style>
    <style:style style:name="gr34" style:family="graphic" style:parent-style-name="standard">
      <style:graphic-properties draw:stroke="solid" draw:stroke-dash="Dash_20_1" svg:stroke-width="0.05cm" svg:stroke-color="#314004" draw:marker-start-width="0.155cm" draw:marker-end-width="0.155cm" draw:stroke-linejoin="round" draw:textarea-horizontal-align="center" draw:textarea-vertical-align="middle" fo:padding-top="0.025cm" fo:padding-bottom="0.025cm" fo:padding-left="0.025cm" fo:padding-right="0.025cm"/>
    </style:style>
    <style:style style:name="gr35" style:family="graphic" style:parent-style-name="standard">
      <style:graphic-properties draw:stroke="solid" draw:stroke-dash="Dash_20_1" svg:stroke-width="0cm" svg:stroke-color="#314004" draw:stroke-linejoin="round" draw:fill="none" draw:fill-color="#314004" draw:textarea-horizontal-align="center" draw:textarea-vertical-align="middle"/>
    </style:style>
    <style:style style:name="gr36" style:family="graphic" style:parent-style-name="standard">
      <style:graphic-properties draw:stroke="solid" draw:stroke-dash="Dash_20_1" svg:stroke-width="0.05cm" svg:stroke-color="#996633" draw:marker-start-width="0.155cm" draw:marker-end-width="0.155cm" draw:stroke-linejoin="round" draw:textarea-horizontal-align="center" draw:textarea-vertical-align="middle" fo:padding-top="0.025cm" fo:padding-bottom="0.025cm" fo:padding-left="0.025cm" fo:padding-right="0.025cm"/>
    </style:style>
    <style:style style:name="gr37" style:family="graphic" style:parent-style-name="standard">
      <style:graphic-properties draw:stroke="none" draw:stroke-dash="Dash_20_1" svg:stroke-width="0cm" svg:stroke-color="#996633" draw:stroke-linejoin="none" draw:fill="solid" draw:fill-color="#996633" draw:textarea-horizontal-align="center" draw:textarea-vertical-align="middle"/>
    </style:style>
    <style:style style:name="gr38" style:family="graphic" style:parent-style-name="standard">
      <style:graphic-properties draw:stroke="solid" draw:stroke-dash="Dash_20_1" svg:stroke-width="0cm" svg:stroke-color="#996633" draw:stroke-linejoin="round" draw:fill="none" draw:fill-color="#996633" draw:textarea-horizontal-align="center" draw:textarea-vertical-align="middle"/>
    </style:style>
    <style:style style:name="gr39" style:family="graphic" style:parent-style-name="standard">
      <style:graphic-properties draw:stroke="none" draw:fill="solid" draw:fill-color="#ffffff" fo:min-height="0.25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text-properties fo:font-size="13pt" style:font-size-asian="13pt" style:font-size-complex="13pt"/>
    </style:style>
    <style:style style:name="P4" style:family="paragraph">
      <style:text-properties style:use-window-font-color="true" style:text-outline="false" style:text-line-through-style="none" fo:font-family="'Liberation Sans'" style:font-family-generic="swiss" style:font-pitch="variable" fo:font-size="13pt" fo:font-style="normal" fo:text-shadow="none" style:text-underline-style="none" fo:font-weight="normal" style:text-underline-mode="continuous" style:text-overline-mode="continuous" style:text-line-through-mode="continuous" style:font-family-asian="'Liberation Sans'" style:font-family-generic-asian="swiss" style:font-pitch-asian="variable" style:font-size-asian="13pt" style:font-family-complex="'Liberation Sans'" style:font-family-generic-complex="swiss" style:font-pitch-complex="variable" style:font-size-complex="13pt" style:text-scale="100%" style:text-overline-style="none" style:text-overline-color="font-color"/>
    </style:style>
    <style:style style:name="P5" style:family="paragraph">
      <style:paragraph-properties fo:text-align="center"/>
      <style:text-properties fo:color="#ffffff" fo:font-size="13pt" style:font-size-asian="13pt" style:font-size-complex="13pt"/>
    </style:style>
    <style:style style:name="T1" style:family="text">
      <style:text-properties style:use-window-font-color="true" style:text-outline="false" style:text-line-through-style="none" fo:font-family="'Liberation Sans'" style:font-family-generic="swiss" style:font-pitch="variable" fo:font-style="normal" fo:text-shadow="none" style:text-underline-style="none" fo:font-weight="normal" style:text-underline-mode="continuous" style:text-overline-mode="continuous" style:text-line-through-mode="continuous" style:font-family-asian="'Liberation Sans'" style:font-family-generic-asian="swiss" style:font-pitch-asian="variable" style:font-family-complex="'Liberation Sans'" style:font-family-generic-complex="swiss" style:font-pitch-complex="variable" style:text-scale="100%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'Liberation Sans'" style:font-family-generic="swiss" style:font-pitch="variable" fo:font-size="15pt" fo:font-style="normal" fo:text-shadow="none" style:text-underline-style="none" fo:font-weight="bold" style:text-underline-mode="continuous" style:text-overline-mode="continuous" style:text-line-through-mode="continuous" style:font-family-asian="'Liberation Sans'" style:font-family-generic-asian="swiss" style:font-pitch-asian="variable" style:font-size-asian="15pt" style:font-weight-asian="bold" style:font-family-complex="'Liberation Sans'" style:font-family-generic-complex="swiss" style:font-pitch-complex="variable" style:font-size-complex="15pt" style:font-weight-complex="bold" style:text-scale="100%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'Liberation Sans'" style:font-family-generic="swiss" style:font-pitch="variable" fo:font-size="13pt" fo:font-style="normal" fo:text-shadow="none" style:text-underline-style="none" fo:font-weight="normal" style:text-underline-mode="continuous" style:text-overline-mode="continuous" style:text-line-through-mode="continuous" style:font-family-asian="'Liberation Sans'" style:font-family-generic-asian="swiss" style:font-pitch-asian="variable" style:font-size-asian="13pt" style:font-family-complex="'Liberation Sans'" style:font-family-generic-complex="swiss" style:font-pitch-complex="variable" style:font-size-complex="13pt" style:text-scale="100%" style:text-overline-style="none" style:text-overline-color="font-color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color="#000000" style:text-outline="false" style:text-line-through-style="none" fo:font-family="'Liberation Sans'" style:font-family-generic="swiss" style:font-pitch="variable" fo:font-style="normal" fo:text-shadow="none" style:text-underline-style="none" fo:font-weight="normal" style:text-underline-mode="continuous" style:text-overline-mode="continuous" style:text-line-through-mode="continuous" style:font-family-asian="'Liberation Sans'" style:font-family-generic-asian="swiss" style:font-pitch-asian="variable" style:font-family-complex="'Liberation Sans'" style:font-family-generic-complex="swiss" style:font-pitch-complex="variable" style:text-scale="100%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olygon draw:style-name="gr1" draw:text-style-name="P1" draw:layer="layout" svg:width="19.314cm" svg:height="20.775cm" svg:x="0.843cm" svg:y="4.462cm" svg:viewBox="0 0 19315 20776" draw:points="9658,20776 0,20776 0,0 19315,0 19315,20776">
            <text:p/>
          </draw:polygon>
          <draw:rect draw:style-name="gr2" draw:text-style-name="P2" draw:layer="layout" svg:width="17.008cm" svg:height="3.075cm" svg:x="1.131cm" svg:y="21.863cm">
            <text:p/>
          </draw:rect>
          <draw:rect draw:style-name="gr3" draw:text-style-name="P2" draw:layer="layout" svg:width="16.738cm" svg:height="11.905cm" svg:x="2.485cm" svg:y="6.634cm">
            <text:p/>
          </draw:rect>
          <draw:line draw:style-name="gr4" draw:text-style-name="P2" draw:layer="layout" svg:x1="4.16cm" svg:y1="6.652cm" svg:x2="4.16cm" svg:y2="18.493cm">
            <text:p/>
          </draw:line>
          <draw:line draw:style-name="gr4" draw:text-style-name="P2" draw:layer="layout" svg:x1="5.831cm" svg:y1="6.652cm" svg:x2="5.831cm" svg:y2="18.493cm">
            <text:p/>
          </draw:line>
          <draw:line draw:style-name="gr4" draw:text-style-name="P2" draw:layer="layout" svg:x1="7.502cm" svg:y1="6.652cm" svg:x2="7.502cm" svg:y2="18.493cm">
            <text:p/>
          </draw:line>
          <draw:line draw:style-name="gr4" draw:text-style-name="P2" draw:layer="layout" svg:x1="9.173cm" svg:y1="6.652cm" svg:x2="9.173cm" svg:y2="18.493cm">
            <text:p/>
          </draw:line>
          <draw:line draw:style-name="gr4" draw:text-style-name="P2" draw:layer="layout" svg:x1="10.844cm" svg:y1="6.652cm" svg:x2="10.844cm" svg:y2="18.493cm">
            <text:p/>
          </draw:line>
          <draw:line draw:style-name="gr4" draw:text-style-name="P2" draw:layer="layout" svg:x1="12.515cm" svg:y1="6.652cm" svg:x2="12.515cm" svg:y2="18.493cm">
            <text:p/>
          </draw:line>
          <draw:line draw:style-name="gr4" draw:text-style-name="P2" draw:layer="layout" svg:x1="14.186cm" svg:y1="6.652cm" svg:x2="14.186cm" svg:y2="18.493cm">
            <text:p/>
          </draw:line>
          <draw:line draw:style-name="gr4" draw:text-style-name="P2" draw:layer="layout" svg:x1="15.856cm" svg:y1="6.652cm" svg:x2="15.856cm" svg:y2="18.493cm">
            <text:p/>
          </draw:line>
          <draw:line draw:style-name="gr4" draw:text-style-name="P2" draw:layer="layout" svg:x1="17.527cm" svg:y1="6.652cm" svg:x2="17.527cm" svg:y2="18.493cm">
            <text:p/>
          </draw:line>
          <draw:line draw:style-name="gr4" draw:text-style-name="P2" draw:layer="layout" svg:x1="19.198cm" svg:y1="6.652cm" svg:x2="19.198cm" svg:y2="18.493cm">
            <text:p/>
          </draw:line>
          <draw:polyline draw:style-name="gr5" draw:text-style-name="P2" draw:layer="layout" svg:width="16.708cm" svg:height="0.538cm" svg:x="2.489cm" svg:y="8.636cm" svg:viewBox="0 0 16709 539" draw:points="0,182 1671,142 3342,93 5013,18 6684,0 8355,34 10026,113 11697,177 13368,295 15038,386 16709,539">
            <text:p/>
          </draw:polyline>
          <draw:polygon draw:style-name="gr6" draw:text-style-name="P2" draw:layer="layout" svg:width="0.199cm" svg:height="0.199cm" svg:x="2.389cm" svg:y="8.718cm" svg:viewBox="0 0 200 200" draw:points="0,0 0,200 200,200 200,0">
            <text:p/>
          </draw:polygon>
          <draw:polygon draw:style-name="gr7" draw:text-style-name="P2" draw:layer="layout" svg:width="0.199cm" svg:height="0.199cm" svg:x="2.389cm" svg:y="8.718cm" svg:viewBox="0 0 200 200" draw:points="0,0 0,200 200,200 200,0">
            <text:p/>
          </draw:polygon>
          <draw:polygon draw:style-name="gr6" draw:text-style-name="P2" draw:layer="layout" svg:width="0.249cm" svg:height="0.249cm" svg:x="4.035cm" svg:y="8.653cm" svg:viewBox="0 0 250 250" draw:points="0,0 0,250 250,250 250,0">
            <text:p/>
          </draw:polygon>
          <draw:polygon draw:style-name="gr7" draw:text-style-name="P2" draw:layer="layout" svg:width="0.249cm" svg:height="0.249cm" svg:x="4.035cm" svg:y="8.653cm" svg:viewBox="0 0 250 250" draw:points="0,0 0,250 250,250 250,0">
            <text:p/>
          </draw:polygon>
          <draw:polygon draw:style-name="gr6" draw:text-style-name="P2" draw:layer="layout" svg:width="0.199cm" svg:height="0.199cm" svg:x="5.731cm" svg:y="8.629cm" svg:viewBox="0 0 200 200" draw:points="0,0 0,200 200,200 200,0">
            <text:p/>
          </draw:polygon>
          <draw:polygon draw:style-name="gr7" draw:text-style-name="P2" draw:layer="layout" svg:width="0.199cm" svg:height="0.199cm" svg:x="5.731cm" svg:y="8.629cm" svg:viewBox="0 0 200 200" draw:points="0,0 0,200 200,200 200,0">
            <text:p/>
          </draw:polygon>
          <draw:polygon draw:style-name="gr6" draw:text-style-name="P2" draw:layer="layout" svg:width="0.199cm" svg:height="0.199cm" svg:x="7.402cm" svg:y="8.554cm" svg:viewBox="0 0 200 200" draw:points="0,0 0,200 200,200 200,0">
            <text:p/>
          </draw:polygon>
          <draw:polygon draw:style-name="gr7" draw:text-style-name="P2" draw:layer="layout" svg:width="0.199cm" svg:height="0.199cm" svg:x="7.402cm" svg:y="8.554cm" svg:viewBox="0 0 200 200" draw:points="0,0 0,200 200,200 200,0">
            <text:p/>
          </draw:polygon>
          <draw:polygon draw:style-name="gr6" draw:text-style-name="P2" draw:layer="layout" svg:width="0.199cm" svg:height="0.199cm" svg:x="9.073cm" svg:y="8.536cm" svg:viewBox="0 0 200 200" draw:points="0,0 0,200 200,200 200,0">
            <text:p/>
          </draw:polygon>
          <draw:polygon draw:style-name="gr7" draw:text-style-name="P2" draw:layer="layout" svg:width="0.199cm" svg:height="0.199cm" svg:x="9.073cm" svg:y="8.536cm" svg:viewBox="0 0 200 200" draw:points="0,0 0,200 200,200 200,0">
            <text:p/>
          </draw:polygon>
          <draw:polygon draw:style-name="gr6" draw:text-style-name="P2" draw:layer="layout" svg:width="0.199cm" svg:height="0.199cm" svg:x="10.744cm" svg:y="8.57cm" svg:viewBox="0 0 200 200" draw:points="0,0 0,200 200,200 200,0">
            <text:p/>
          </draw:polygon>
          <draw:polygon draw:style-name="gr7" draw:text-style-name="P2" draw:layer="layout" svg:width="0.199cm" svg:height="0.199cm" svg:x="10.744cm" svg:y="8.57cm" svg:viewBox="0 0 200 200" draw:points="0,0 0,200 200,200 200,0">
            <text:p/>
          </draw:polygon>
          <draw:polygon draw:style-name="gr6" draw:text-style-name="P2" draw:layer="layout" svg:width="0.199cm" svg:height="0.199cm" svg:x="12.415cm" svg:y="8.649cm" svg:viewBox="0 0 200 200" draw:points="0,0 0,200 200,200 200,0">
            <text:p/>
          </draw:polygon>
          <draw:polygon draw:style-name="gr7" draw:text-style-name="P2" draw:layer="layout" svg:width="0.199cm" svg:height="0.199cm" svg:x="12.415cm" svg:y="8.649cm" svg:viewBox="0 0 200 200" draw:points="0,0 0,200 200,200 200,0">
            <text:p/>
          </draw:polygon>
          <draw:polygon draw:style-name="gr6" draw:text-style-name="P2" draw:layer="layout" svg:width="0.199cm" svg:height="0.199cm" svg:x="14.086cm" svg:y="8.713cm" svg:viewBox="0 0 200 200" draw:points="0,0 0,200 200,200 200,0">
            <text:p/>
          </draw:polygon>
          <draw:polygon draw:style-name="gr7" draw:text-style-name="P2" draw:layer="layout" svg:width="0.199cm" svg:height="0.199cm" svg:x="14.086cm" svg:y="8.713cm" svg:viewBox="0 0 200 200" draw:points="0,0 0,200 200,200 200,0">
            <text:p/>
          </draw:polygon>
          <draw:polygon draw:style-name="gr6" draw:text-style-name="P2" draw:layer="layout" svg:width="0.199cm" svg:height="0.199cm" svg:x="15.756cm" svg:y="8.831cm" svg:viewBox="0 0 200 200" draw:points="0,0 0,200 200,200 200,0">
            <text:p/>
          </draw:polygon>
          <draw:polygon draw:style-name="gr7" draw:text-style-name="P2" draw:layer="layout" svg:width="0.199cm" svg:height="0.199cm" svg:x="15.756cm" svg:y="8.831cm" svg:viewBox="0 0 200 200" draw:points="0,0 0,200 200,200 200,0">
            <text:p/>
          </draw:polygon>
          <draw:polygon draw:style-name="gr6" draw:text-style-name="P2" draw:layer="layout" svg:width="0.199cm" svg:height="0.199cm" svg:x="17.427cm" svg:y="8.922cm" svg:viewBox="0 0 200 200" draw:points="0,0 0,200 200,200 200,0">
            <text:p/>
          </draw:polygon>
          <draw:polygon draw:style-name="gr7" draw:text-style-name="P2" draw:layer="layout" svg:width="0.199cm" svg:height="0.199cm" svg:x="17.427cm" svg:y="8.922cm" svg:viewBox="0 0 200 200" draw:points="0,0 0,200 200,200 200,0">
            <text:p/>
          </draw:polygon>
          <draw:polygon draw:style-name="gr6" draw:text-style-name="P2" draw:layer="layout" svg:width="0.199cm" svg:height="0.199cm" svg:x="19.098cm" svg:y="9.075cm" svg:viewBox="0 0 200 200" draw:points="0,0 0,200 200,200 200,0">
            <text:p/>
          </draw:polygon>
          <draw:polygon draw:style-name="gr7" draw:text-style-name="P2" draw:layer="layout" svg:width="0.199cm" svg:height="0.199cm" svg:x="19.098cm" svg:y="9.075cm" svg:viewBox="0 0 200 200" draw:points="0,0 0,200 200,200 200,0">
            <text:p/>
          </draw:polygon>
          <draw:polyline draw:style-name="gr8" draw:text-style-name="P2" draw:layer="layout" svg:width="16.708cm" svg:height="0.229cm" svg:x="2.489cm" svg:y="16.412cm" svg:viewBox="0 0 16709 230" draw:points="0,230 1671,205 3342,196 5013,177 6684,142 8355,114 10026,89 11697,38 13368,6 15038,0 16709,31">
            <text:p/>
          </draw:polyline>
          <draw:polygon draw:style-name="gr9" draw:text-style-name="P2" draw:layer="layout" svg:width="0.299cm" svg:height="0.299cm" svg:x="2.339cm" svg:y="16.492cm" svg:viewBox="0 0 300 300" draw:points="0,150 150,300 300,150 150,0">
            <text:p/>
          </draw:polygon>
          <draw:polygon draw:style-name="gr10" draw:text-style-name="P2" draw:layer="layout" svg:width="0.299cm" svg:height="0.299cm" svg:x="2.339cm" svg:y="16.492cm" svg:viewBox="0 0 300 300" draw:points="0,150 150,300 300,150 150,0">
            <text:p/>
          </draw:polygon>
          <draw:polygon draw:style-name="gr9" draw:text-style-name="P2" draw:layer="layout" svg:width="0.299cm" svg:height="0.299cm" svg:x="4.01cm" svg:y="16.467cm" svg:viewBox="0 0 300 300" draw:points="0,150 150,300 300,150 150,0">
            <text:p/>
          </draw:polygon>
          <draw:polygon draw:style-name="gr10" draw:text-style-name="P2" draw:layer="layout" svg:width="0.299cm" svg:height="0.299cm" svg:x="4.01cm" svg:y="16.467cm" svg:viewBox="0 0 300 300" draw:points="0,150 150,300 300,150 150,0">
            <text:p/>
          </draw:polygon>
          <draw:polygon draw:style-name="gr9" draw:text-style-name="P2" draw:layer="layout" svg:width="0.299cm" svg:height="0.299cm" svg:x="5.681cm" svg:y="16.458cm" svg:viewBox="0 0 300 300" draw:points="0,150 150,300 300,150 150,0">
            <text:p/>
          </draw:polygon>
          <draw:polygon draw:style-name="gr10" draw:text-style-name="P2" draw:layer="layout" svg:width="0.299cm" svg:height="0.299cm" svg:x="5.681cm" svg:y="16.458cm" svg:viewBox="0 0 300 300" draw:points="0,150 150,300 300,150 150,0">
            <text:p/>
          </draw:polygon>
          <draw:polygon draw:style-name="gr9" draw:text-style-name="P2" draw:layer="layout" svg:width="0.299cm" svg:height="0.299cm" svg:x="7.352cm" svg:y="16.439cm" svg:viewBox="0 0 300 300" draw:points="0,150 150,300 300,150 150,0">
            <text:p/>
          </draw:polygon>
          <draw:polygon draw:style-name="gr10" draw:text-style-name="P2" draw:layer="layout" svg:width="0.299cm" svg:height="0.299cm" svg:x="7.352cm" svg:y="16.439cm" svg:viewBox="0 0 300 300" draw:points="0,150 150,300 300,150 150,0">
            <text:p/>
          </draw:polygon>
          <draw:polygon draw:style-name="gr9" draw:text-style-name="P2" draw:layer="layout" svg:width="0.299cm" svg:height="0.299cm" svg:x="9.023cm" svg:y="16.404cm" svg:viewBox="0 0 300 300" draw:points="0,150 150,300 300,150 150,0">
            <text:p/>
          </draw:polygon>
          <draw:polygon draw:style-name="gr10" draw:text-style-name="P2" draw:layer="layout" svg:width="0.299cm" svg:height="0.299cm" svg:x="9.023cm" svg:y="16.404cm" svg:viewBox="0 0 300 300" draw:points="0,150 150,300 300,150 150,0">
            <text:p/>
          </draw:polygon>
          <draw:polygon draw:style-name="gr9" draw:text-style-name="P2" draw:layer="layout" svg:width="0.299cm" svg:height="0.299cm" svg:x="10.694cm" svg:y="16.376cm" svg:viewBox="0 0 300 300" draw:points="0,150 150,300 300,150 150,0">
            <text:p/>
          </draw:polygon>
          <draw:polygon draw:style-name="gr10" draw:text-style-name="P2" draw:layer="layout" svg:width="0.299cm" svg:height="0.299cm" svg:x="10.694cm" svg:y="16.376cm" svg:viewBox="0 0 300 300" draw:points="0,150 150,300 300,150 150,0">
            <text:p/>
          </draw:polygon>
          <draw:polygon draw:style-name="gr9" draw:text-style-name="P2" draw:layer="layout" svg:width="0.299cm" svg:height="0.299cm" svg:x="12.365cm" svg:y="16.351cm" svg:viewBox="0 0 300 300" draw:points="0,150 150,300 300,150 150,0">
            <text:p/>
          </draw:polygon>
          <draw:polygon draw:style-name="gr10" draw:text-style-name="P2" draw:layer="layout" svg:width="0.299cm" svg:height="0.299cm" svg:x="12.365cm" svg:y="16.351cm" svg:viewBox="0 0 300 300" draw:points="0,150 150,300 300,150 150,0">
            <text:p/>
          </draw:polygon>
          <draw:polygon draw:style-name="gr9" draw:text-style-name="P2" draw:layer="layout" svg:width="0.299cm" svg:height="0.299cm" svg:x="14.036cm" svg:y="16.3cm" svg:viewBox="0 0 300 300" draw:points="0,150 150,300 300,150 150,0">
            <text:p/>
          </draw:polygon>
          <draw:polygon draw:style-name="gr10" draw:text-style-name="P2" draw:layer="layout" svg:width="0.299cm" svg:height="0.299cm" svg:x="14.036cm" svg:y="16.3cm" svg:viewBox="0 0 300 300" draw:points="0,150 150,300 300,150 150,0">
            <text:p/>
          </draw:polygon>
          <draw:polygon draw:style-name="gr9" draw:text-style-name="P2" draw:layer="layout" svg:width="0.299cm" svg:height="0.299cm" svg:x="15.706cm" svg:y="16.268cm" svg:viewBox="0 0 300 300" draw:points="0,150 150,300 300,150 150,0">
            <text:p/>
          </draw:polygon>
          <draw:polygon draw:style-name="gr10" draw:text-style-name="P2" draw:layer="layout" svg:width="0.299cm" svg:height="0.299cm" svg:x="15.706cm" svg:y="16.268cm" svg:viewBox="0 0 300 300" draw:points="0,150 150,300 300,150 150,0">
            <text:p/>
          </draw:polygon>
          <draw:polygon draw:style-name="gr9" draw:text-style-name="P2" draw:layer="layout" svg:width="0.299cm" svg:height="0.299cm" svg:x="17.377cm" svg:y="16.262cm" svg:viewBox="0 0 300 300" draw:points="0,150 150,300 300,150 150,0">
            <text:p/>
          </draw:polygon>
          <draw:polygon draw:style-name="gr10" draw:text-style-name="P2" draw:layer="layout" svg:width="0.299cm" svg:height="0.299cm" svg:x="17.377cm" svg:y="16.262cm" svg:viewBox="0 0 300 300" draw:points="0,150 150,300 300,150 150,0">
            <text:p/>
          </draw:polygon>
          <draw:polygon draw:style-name="gr9" draw:text-style-name="P2" draw:layer="layout" svg:width="0.299cm" svg:height="0.299cm" svg:x="19.048cm" svg:y="16.293cm" svg:viewBox="0 0 300 300" draw:points="0,150 150,300 300,150 150,0">
            <text:p/>
          </draw:polygon>
          <draw:polygon draw:style-name="gr10" draw:text-style-name="P2" draw:layer="layout" svg:width="0.299cm" svg:height="0.299cm" svg:x="19.048cm" svg:y="16.293cm" svg:viewBox="0 0 300 300" draw:points="0,150 150,300 300,150 150,0">
            <text:p/>
          </draw:polygon>
          <draw:polyline draw:style-name="gr11" draw:text-style-name="P2" draw:layer="layout" svg:width="16.708cm" svg:height="0.036cm" svg:x="2.489cm" svg:y="18.117cm" svg:viewBox="0 0 16709 37" draw:points="0,37 1671,23 3342,10 5013,1 6684,0 8355,4 10026,4 11697,5 13368,7 15038,10 16709,18">
            <text:p/>
          </draw:polyline>
          <draw:polygon draw:style-name="gr12" draw:text-style-name="P2" draw:layer="layout" svg:width="0.299cm" svg:height="0.299cm" svg:x="2.339cm" svg:y="18.004cm" svg:viewBox="0 0 300 300" draw:points="0,300 300,300 150,0">
            <text:p/>
          </draw:polygon>
          <draw:polygon draw:style-name="gr13" draw:text-style-name="P2" draw:layer="layout" svg:width="0.299cm" svg:height="0.299cm" svg:x="2.339cm" svg:y="18.004cm" svg:viewBox="0 0 300 300" draw:points="0,300 300,300 150,0">
            <text:p/>
          </draw:polygon>
          <draw:polygon draw:style-name="gr12" draw:text-style-name="P2" draw:layer="layout" svg:width="0.299cm" svg:height="0.299cm" svg:x="4.01cm" svg:y="17.99cm" svg:viewBox="0 0 300 300" draw:points="0,300 300,300 150,0">
            <text:p/>
          </draw:polygon>
          <draw:polygon draw:style-name="gr13" draw:text-style-name="P2" draw:layer="layout" svg:width="0.299cm" svg:height="0.299cm" svg:x="4.01cm" svg:y="17.99cm" svg:viewBox="0 0 300 300" draw:points="0,300 300,300 150,0">
            <text:p/>
          </draw:polygon>
          <draw:polygon draw:style-name="gr12" draw:text-style-name="P2" draw:layer="layout" svg:width="0.299cm" svg:height="0.299cm" svg:x="5.681cm" svg:y="17.977cm" svg:viewBox="0 0 300 300" draw:points="0,300 300,300 150,0">
            <text:p/>
          </draw:polygon>
          <draw:polygon draw:style-name="gr13" draw:text-style-name="P2" draw:layer="layout" svg:width="0.299cm" svg:height="0.299cm" svg:x="5.681cm" svg:y="17.977cm" svg:viewBox="0 0 300 300" draw:points="0,300 300,300 150,0">
            <text:p/>
          </draw:polygon>
          <draw:polygon draw:style-name="gr12" draw:text-style-name="P2" draw:layer="layout" svg:width="0.299cm" svg:height="0.299cm" svg:x="7.352cm" svg:y="17.968cm" svg:viewBox="0 0 300 300" draw:points="0,300 300,300 150,0">
            <text:p/>
          </draw:polygon>
          <draw:polygon draw:style-name="gr13" draw:text-style-name="P2" draw:layer="layout" svg:width="0.299cm" svg:height="0.299cm" svg:x="7.352cm" svg:y="17.968cm" svg:viewBox="0 0 300 300" draw:points="0,300 300,300 150,0">
            <text:p/>
          </draw:polygon>
          <draw:polygon draw:style-name="gr12" draw:text-style-name="P2" draw:layer="layout" svg:width="0.299cm" svg:height="0.299cm" svg:x="9.023cm" svg:y="17.967cm" svg:viewBox="0 0 300 300" draw:points="0,300 300,300 150,0">
            <text:p/>
          </draw:polygon>
          <draw:polygon draw:style-name="gr13" draw:text-style-name="P2" draw:layer="layout" svg:width="0.299cm" svg:height="0.299cm" svg:x="9.023cm" svg:y="17.967cm" svg:viewBox="0 0 300 300" draw:points="0,300 300,300 150,0">
            <text:p/>
          </draw:polygon>
          <draw:polygon draw:style-name="gr12" draw:text-style-name="P2" draw:layer="layout" svg:width="0.299cm" svg:height="0.299cm" svg:x="10.694cm" svg:y="17.971cm" svg:viewBox="0 0 300 300" draw:points="0,300 300,300 150,0">
            <text:p/>
          </draw:polygon>
          <draw:polygon draw:style-name="gr13" draw:text-style-name="P2" draw:layer="layout" svg:width="0.299cm" svg:height="0.299cm" svg:x="10.694cm" svg:y="17.971cm" svg:viewBox="0 0 300 300" draw:points="0,300 300,300 150,0">
            <text:p/>
          </draw:polygon>
          <draw:polygon draw:style-name="gr12" draw:text-style-name="P2" draw:layer="layout" svg:width="0.299cm" svg:height="0.299cm" svg:x="12.365cm" svg:y="17.971cm" svg:viewBox="0 0 300 300" draw:points="0,300 300,300 150,0">
            <text:p/>
          </draw:polygon>
          <draw:polygon draw:style-name="gr13" draw:text-style-name="P2" draw:layer="layout" svg:width="0.299cm" svg:height="0.299cm" svg:x="12.365cm" svg:y="17.971cm" svg:viewBox="0 0 300 300" draw:points="0,300 300,300 150,0">
            <text:p/>
          </draw:polygon>
          <draw:polygon draw:style-name="gr12" draw:text-style-name="P2" draw:layer="layout" svg:width="0.299cm" svg:height="0.299cm" svg:x="14.036cm" svg:y="17.972cm" svg:viewBox="0 0 300 300" draw:points="0,300 300,300 150,0">
            <text:p/>
          </draw:polygon>
          <draw:polygon draw:style-name="gr13" draw:text-style-name="P2" draw:layer="layout" svg:width="0.299cm" svg:height="0.299cm" svg:x="14.036cm" svg:y="17.972cm" svg:viewBox="0 0 300 300" draw:points="0,300 300,300 150,0">
            <text:p/>
          </draw:polygon>
          <draw:polygon draw:style-name="gr12" draw:text-style-name="P2" draw:layer="layout" svg:width="0.299cm" svg:height="0.299cm" svg:x="15.706cm" svg:y="17.974cm" svg:viewBox="0 0 300 300" draw:points="0,300 300,300 150,0">
            <text:p/>
          </draw:polygon>
          <draw:polygon draw:style-name="gr13" draw:text-style-name="P2" draw:layer="layout" svg:width="0.299cm" svg:height="0.299cm" svg:x="15.706cm" svg:y="17.974cm" svg:viewBox="0 0 300 300" draw:points="0,300 300,300 150,0">
            <text:p/>
          </draw:polygon>
          <draw:polygon draw:style-name="gr12" draw:text-style-name="P2" draw:layer="layout" svg:width="0.299cm" svg:height="0.299cm" svg:x="17.377cm" svg:y="17.977cm" svg:viewBox="0 0 300 300" draw:points="0,300 300,300 150,0">
            <text:p/>
          </draw:polygon>
          <draw:polygon draw:style-name="gr13" draw:text-style-name="P2" draw:layer="layout" svg:width="0.299cm" svg:height="0.299cm" svg:x="17.377cm" svg:y="17.977cm" svg:viewBox="0 0 300 300" draw:points="0,300 300,300 150,0">
            <text:p/>
          </draw:polygon>
          <draw:polygon draw:style-name="gr12" draw:text-style-name="P2" draw:layer="layout" svg:width="0.299cm" svg:height="0.299cm" svg:x="19.048cm" svg:y="17.985cm" svg:viewBox="0 0 300 300" draw:points="0,300 300,300 150,0">
            <text:p/>
          </draw:polygon>
          <draw:polygon draw:style-name="gr13" draw:text-style-name="P2" draw:layer="layout" svg:width="0.299cm" svg:height="0.299cm" svg:x="19.048cm" svg:y="17.985cm" svg:viewBox="0 0 300 300" draw:points="0,300 300,300 150,0">
            <text:p/>
          </draw:polygon>
          <draw:frame draw:style-name="gr14" draw:text-style-name="P4" draw:layer="layout" svg:width="1.518cm" svg:height="0.763cm" svg:x="1.719cm" svg:y="18.841cm">
            <draw:text-box>
              <text:p text:style-name="P3"><text:span text:style-name="T1">2000</text:span></text:p>
            </draw:text-box>
          </draw:frame>
          <draw:frame draw:style-name="gr14" draw:text-style-name="P4" draw:layer="layout" svg:width="1.518cm" svg:height="0.763cm" svg:x="3.39cm" svg:y="18.841cm">
            <draw:text-box>
              <text:p text:style-name="P3"><text:span text:style-name="T1">2001</text:span></text:p>
            </draw:text-box>
          </draw:frame>
          <draw:frame draw:style-name="gr14" draw:text-style-name="P4" draw:layer="layout" svg:width="1.518cm" svg:height="0.763cm" svg:x="5.061cm" svg:y="18.841cm">
            <draw:text-box>
              <text:p text:style-name="P3"><text:span text:style-name="T1">2002</text:span></text:p>
            </draw:text-box>
          </draw:frame>
          <draw:frame draw:style-name="gr14" draw:text-style-name="P4" draw:layer="layout" svg:width="1.518cm" svg:height="0.763cm" svg:x="6.732cm" svg:y="18.841cm">
            <draw:text-box>
              <text:p text:style-name="P3"><text:span text:style-name="T1">2003</text:span></text:p>
            </draw:text-box>
          </draw:frame>
          <draw:frame draw:style-name="gr14" draw:text-style-name="P4" draw:layer="layout" svg:width="1.518cm" svg:height="0.763cm" svg:x="8.403cm" svg:y="18.841cm">
            <draw:text-box>
              <text:p text:style-name="P3"><text:span text:style-name="T1">2004</text:span></text:p>
            </draw:text-box>
          </draw:frame>
          <draw:frame draw:style-name="gr14" draw:text-style-name="P4" draw:layer="layout" svg:width="1.518cm" svg:height="0.763cm" svg:x="10.074cm" svg:y="18.841cm">
            <draw:text-box>
              <text:p text:style-name="P3"><text:span text:style-name="T1">2005</text:span></text:p>
            </draw:text-box>
          </draw:frame>
          <draw:frame draw:style-name="gr14" draw:text-style-name="P4" draw:layer="layout" svg:width="1.518cm" svg:height="0.763cm" svg:x="11.745cm" svg:y="18.841cm">
            <draw:text-box>
              <text:p text:style-name="P3"><text:span text:style-name="T1">2006</text:span></text:p>
            </draw:text-box>
          </draw:frame>
          <draw:frame draw:style-name="gr14" draw:text-style-name="P4" draw:layer="layout" svg:width="1.518cm" svg:height="0.763cm" svg:x="13.416cm" svg:y="18.841cm">
            <draw:text-box>
              <text:p text:style-name="P3"><text:span text:style-name="T1">2007</text:span></text:p>
            </draw:text-box>
          </draw:frame>
          <draw:frame draw:style-name="gr14" draw:text-style-name="P4" draw:layer="layout" svg:width="1.518cm" svg:height="0.763cm" svg:x="15.086cm" svg:y="18.841cm">
            <draw:text-box>
              <text:p text:style-name="P3"><text:span text:style-name="T1">2008</text:span></text:p>
            </draw:text-box>
          </draw:frame>
          <draw:frame draw:style-name="gr14" draw:text-style-name="P4" draw:layer="layout" svg:width="1.518cm" svg:height="0.763cm" svg:x="16.757cm" svg:y="18.841cm">
            <draw:text-box>
              <text:p text:style-name="P3"><text:span text:style-name="T1">2009</text:span></text:p>
            </draw:text-box>
          </draw:frame>
          <draw:frame draw:style-name="gr14" draw:text-style-name="P4" draw:layer="layout" svg:width="1.518cm" svg:height="0.763cm" svg:x="18.428cm" svg:y="18.841cm">
            <draw:text-box>
              <text:p text:style-name="P3"><text:span text:style-name="T1">2010</text:span></text:p>
            </draw:text-box>
          </draw:frame>
          <draw:frame draw:style-name="gr15" draw:text-style-name="P4" draw:layer="layout" svg:width="1.645cm" svg:height="0.763cm" svg:x="1.621cm" svg:y="7.619cm">
            <draw:text-box>
              <text:p text:style-name="P3"><text:span text:style-name="T1">2.860</text:span></text:p>
            </draw:text-box>
          </draw:frame>
          <draw:frame draw:style-name="gr16" draw:text-style-name="P4" draw:layer="layout" svg:width="1.645cm" svg:height="0.763cm" svg:x="3.351cm" svg:y="7.554cm">
            <draw:text-box>
              <text:p text:style-name="P3"><text:span text:style-name="T1">2.872</text:span></text:p>
            </draw:text-box>
          </draw:frame>
          <draw:frame draw:style-name="gr16" draw:text-style-name="P4" draw:layer="layout" svg:width="1.645cm" svg:height="0.763cm" svg:x="5.022cm" svg:y="7.53cm">
            <draw:text-box>
              <text:p text:style-name="P3"><text:span text:style-name="T1">2.886</text:span></text:p>
            </draw:text-box>
          </draw:frame>
          <draw:frame draw:style-name="gr16" draw:text-style-name="P4" draw:layer="layout" svg:width="1.645cm" svg:height="0.763cm" svg:x="6.693cm" svg:y="7.455cm">
            <draw:text-box>
              <text:p text:style-name="P3"><text:span text:style-name="T1">2.908</text:span></text:p>
            </draw:text-box>
          </draw:frame>
          <draw:frame draw:style-name="gr16" draw:text-style-name="P4" draw:layer="layout" svg:width="1.645cm" svg:height="0.763cm" svg:x="8.364cm" svg:y="7.437cm">
            <draw:text-box>
              <text:p text:style-name="P3"><text:span text:style-name="T1">2.913</text:span></text:p>
            </draw:text-box>
          </draw:frame>
          <draw:frame draw:style-name="gr16" draw:text-style-name="P4" draw:layer="layout" svg:width="1.645cm" svg:height="0.763cm" svg:x="10.035cm" svg:y="7.471cm">
            <draw:text-box>
              <text:p text:style-name="P3"><text:span text:style-name="T1">2.903</text:span></text:p>
            </draw:text-box>
          </draw:frame>
          <draw:frame draw:style-name="gr16" draw:text-style-name="P4" draw:layer="layout" svg:width="1.645cm" svg:height="0.763cm" svg:x="11.706cm" svg:y="7.55cm">
            <draw:text-box>
              <text:p text:style-name="P3"><text:span text:style-name="T1">2.880</text:span></text:p>
            </draw:text-box>
          </draw:frame>
          <draw:frame draw:style-name="gr16" draw:text-style-name="P4" draw:layer="layout" svg:width="1.645cm" svg:height="0.763cm" svg:x="13.377cm" svg:y="7.614cm">
            <draw:text-box>
              <text:p text:style-name="P3"><text:span text:style-name="T1">2.861</text:span></text:p>
            </draw:text-box>
          </draw:frame>
          <draw:frame draw:style-name="gr16" draw:text-style-name="P4" draw:layer="layout" svg:width="1.645cm" svg:height="0.763cm" svg:x="15.047cm" svg:y="7.732cm">
            <draw:text-box>
              <text:p text:style-name="P3"><text:span text:style-name="T1">2.826</text:span></text:p>
            </draw:text-box>
          </draw:frame>
          <draw:frame draw:style-name="gr16" draw:text-style-name="P4" draw:layer="layout" svg:width="1.645cm" svg:height="0.763cm" svg:x="16.718cm" svg:y="7.823cm">
            <draw:text-box>
              <text:p text:style-name="P3"><text:span text:style-name="T1">2.799</text:span></text:p>
            </draw:text-box>
          </draw:frame>
          <draw:frame draw:style-name="gr16" draw:text-style-name="P4" draw:layer="layout" svg:width="1.645cm" svg:height="0.763cm" svg:x="18.389cm" svg:y="7.976cm">
            <draw:text-box>
              <text:p text:style-name="P3"><text:span text:style-name="T1">2.754</text:span></text:p>
            </draw:text-box>
          </draw:frame>
          <draw:frame draw:style-name="gr17" draw:text-style-name="P4" draw:layer="layout" svg:width="1.264cm" svg:height="0.763cm" svg:x="1.912cm" svg:y="15.593cm">
            <draw:text-box>
              <text:p text:style-name="P3"><text:span text:style-name="T1">547</text:span></text:p>
            </draw:text-box>
          </draw:frame>
          <draw:frame draw:style-name="gr17" draw:text-style-name="P4" draw:layer="layout" svg:width="1.264cm" svg:height="0.763cm" svg:x="3.583cm" svg:y="15.568cm">
            <draw:text-box>
              <text:p text:style-name="P3"><text:span text:style-name="T1">554</text:span></text:p>
            </draw:text-box>
          </draw:frame>
          <draw:frame draw:style-name="gr17" draw:text-style-name="P4" draw:layer="layout" svg:width="1.264cm" svg:height="0.763cm" svg:x="5.254cm" svg:y="15.559cm">
            <draw:text-box>
              <text:p text:style-name="P3"><text:span text:style-name="T1">557</text:span></text:p>
            </draw:text-box>
          </draw:frame>
          <draw:frame draw:style-name="gr17" draw:text-style-name="P4" draw:layer="layout" svg:width="1.264cm" svg:height="0.763cm" svg:x="6.925cm" svg:y="15.54cm">
            <draw:text-box>
              <text:p text:style-name="P3"><text:span text:style-name="T1">563</text:span></text:p>
            </draw:text-box>
          </draw:frame>
          <draw:frame draw:style-name="gr17" draw:text-style-name="P4" draw:layer="layout" svg:width="1.264cm" svg:height="0.763cm" svg:x="8.596cm" svg:y="15.505cm">
            <draw:text-box>
              <text:p text:style-name="P3"><text:span text:style-name="T1">573</text:span></text:p>
            </draw:text-box>
          </draw:frame>
          <draw:frame draw:style-name="gr17" draw:text-style-name="P4" draw:layer="layout" svg:width="1.264cm" svg:height="0.763cm" svg:x="10.267cm" svg:y="15.477cm">
            <draw:text-box>
              <text:p text:style-name="P3"><text:span text:style-name="T1">581</text:span></text:p>
            </draw:text-box>
          </draw:frame>
          <draw:frame draw:style-name="gr17" draw:text-style-name="P4" draw:layer="layout" svg:width="1.264cm" svg:height="0.763cm" svg:x="11.938cm" svg:y="15.452cm">
            <draw:text-box>
              <text:p text:style-name="P3"><text:span text:style-name="T1">589</text:span></text:p>
            </draw:text-box>
          </draw:frame>
          <draw:frame draw:style-name="gr17" draw:text-style-name="P4" draw:layer="layout" svg:width="1.264cm" svg:height="0.763cm" svg:x="13.609cm" svg:y="15.401cm">
            <draw:text-box>
              <text:p text:style-name="P3"><text:span text:style-name="T1">604</text:span></text:p>
            </draw:text-box>
          </draw:frame>
          <draw:frame draw:style-name="gr17" draw:text-style-name="P4" draw:layer="layout" svg:width="1.264cm" svg:height="0.763cm" svg:x="15.279cm" svg:y="15.369cm">
            <draw:text-box>
              <text:p text:style-name="P3"><text:span text:style-name="T1">613</text:span></text:p>
            </draw:text-box>
          </draw:frame>
          <draw:frame draw:style-name="gr17" draw:text-style-name="P4" draw:layer="layout" svg:width="1.264cm" svg:height="0.763cm" svg:x="16.95cm" svg:y="15.363cm">
            <draw:text-box>
              <text:p text:style-name="P3"><text:span text:style-name="T1">615</text:span></text:p>
            </draw:text-box>
          </draw:frame>
          <draw:frame draw:style-name="gr17" draw:text-style-name="P4" draw:layer="layout" svg:width="1.264cm" svg:height="0.763cm" svg:x="18.621cm" svg:y="15.394cm">
            <draw:text-box>
              <text:p text:style-name="P3"><text:span text:style-name="T1">606</text:span></text:p>
            </draw:text-box>
          </draw:frame>
          <draw:frame draw:style-name="gr17" draw:text-style-name="P4" draw:layer="layout" svg:width="1.264cm" svg:height="0.763cm" svg:x="1.812cm" svg:y="17.105cm">
            <draw:text-box>
              <text:p text:style-name="P3"><text:span text:style-name="T1">100</text:span></text:p>
            </draw:text-box>
          </draw:frame>
          <draw:frame draw:style-name="gr17" draw:text-style-name="P4" draw:layer="layout" svg:width="1.264cm" svg:height="0.763cm" svg:x="3.483cm" svg:y="17.091cm">
            <draw:text-box>
              <text:p text:style-name="P3"><text:span text:style-name="T1">104</text:span></text:p>
            </draw:text-box>
          </draw:frame>
          <draw:frame draw:style-name="gr17" draw:text-style-name="P4" draw:layer="layout" svg:width="1.264cm" svg:height="0.763cm" svg:x="5.154cm" svg:y="17.078cm">
            <draw:text-box>
              <text:p text:style-name="P3"><text:span text:style-name="T1">108</text:span></text:p>
            </draw:text-box>
          </draw:frame>
          <draw:frame draw:style-name="gr17" draw:text-style-name="P4" draw:layer="layout" svg:width="1.264cm" svg:height="0.763cm" svg:x="6.825cm" svg:y="17.069cm">
            <draw:text-box>
              <text:p text:style-name="P3"><text:span text:style-name="T1">111</text:span></text:p>
            </draw:text-box>
          </draw:frame>
          <draw:frame draw:style-name="gr17" draw:text-style-name="P4" draw:layer="layout" svg:width="1.264cm" svg:height="0.763cm" svg:x="8.496cm" svg:y="17.068cm">
            <draw:text-box>
              <text:p text:style-name="P3"><text:span text:style-name="T1">111</text:span></text:p>
            </draw:text-box>
          </draw:frame>
          <draw:frame draw:style-name="gr17" draw:text-style-name="P4" draw:layer="layout" svg:width="1.264cm" svg:height="0.763cm" svg:x="10.167cm" svg:y="17.072cm">
            <draw:text-box>
              <text:p text:style-name="P3"><text:span text:style-name="T1">110</text:span></text:p>
            </draw:text-box>
          </draw:frame>
          <draw:frame draw:style-name="gr17" draw:text-style-name="P4" draw:layer="layout" svg:width="1.264cm" svg:height="0.763cm" svg:x="11.838cm" svg:y="17.072cm">
            <draw:text-box>
              <text:p text:style-name="P3"><text:span text:style-name="T1">110</text:span></text:p>
            </draw:text-box>
          </draw:frame>
          <draw:frame draw:style-name="gr17" draw:text-style-name="P4" draw:layer="layout" svg:width="1.264cm" svg:height="0.763cm" svg:x="13.509cm" svg:y="17.073cm">
            <draw:text-box>
              <text:p text:style-name="P3"><text:span text:style-name="T1">110</text:span></text:p>
            </draw:text-box>
          </draw:frame>
          <draw:frame draw:style-name="gr17" draw:text-style-name="P4" draw:layer="layout" svg:width="1.264cm" svg:height="0.763cm" svg:x="15.179cm" svg:y="17.075cm">
            <draw:text-box>
              <text:p text:style-name="P3"><text:span text:style-name="T1">109</text:span></text:p>
            </draw:text-box>
          </draw:frame>
          <draw:frame draw:style-name="gr17" draw:text-style-name="P4" draw:layer="layout" svg:width="1.264cm" svg:height="0.763cm" svg:x="16.85cm" svg:y="17.078cm">
            <draw:text-box>
              <text:p text:style-name="P3"><text:span text:style-name="T1">108</text:span></text:p>
            </draw:text-box>
          </draw:frame>
          <draw:frame draw:style-name="gr17" draw:text-style-name="P4" draw:layer="layout" svg:width="1.264cm" svg:height="0.763cm" svg:x="18.521cm" svg:y="17.086cm">
            <draw:text-box>
              <text:p text:style-name="P3"><text:span text:style-name="T1">106</text:span></text:p>
            </draw:text-box>
          </draw:frame>
          <draw:frame draw:style-name="gr18" draw:text-style-name="P4" draw:layer="layout" svg:width="15.78cm" svg:height="0.839cm" svg:x="3.097cm" svg:y="5.19cm">
            <draw:text-box>
              <text:p><text:span text:style-name="T2">Schüler in NRW in den Schuljahren 2000/2001 bis 2010/2011</text:span><text:span text:style-name="T3"> </text:span></text:p>
            </draw:text-box>
          </draw:frame>
          <draw:frame draw:style-name="gr19" draw:text-style-name="P4" draw:layer="layout" svg:width="4.532cm" svg:height="0.763cm" svg:x="15.403cm" svg:y="20.049cm">
            <draw:text-box>
              <text:p text:style-name="P3"><text:span text:style-name="T1">Jahr des Stichtages</text:span></text:p>
            </draw:text-box>
          </draw:frame>
          <draw:frame draw:style-name="gr20" draw:text-style-name="P4" draw:layer="layout" svg:width="6.213cm" svg:height="0.763cm" draw:transform="rotate (1.56905099754261) translate (0.971cm 12.891cm)">
            <draw:text-box>
              <text:p text:style-name="P3"><text:span text:style-name="T1">Anzahl der Schüler (1/1000)</text:span></text:p>
            </draw:text-box>
          </draw:frame>
          <draw:frame draw:style-name="gr21" draw:text-style-name="P4" draw:layer="layout" svg:width="15.64cm" svg:height="0.763cm" svg:x="2.561cm" svg:y="23.994cm">
            <draw:text-box>
              <text:p text:style-name="P3"><text:span text:style-name="T1">Förderschüler (Schüler von Primarstufe bis Sek II, aber ohne Berufskolleg)</text:span></text:p>
            </draw:text-box>
          </draw:frame>
          <draw:polygon draw:style-name="gr22" draw:text-style-name="P2" draw:layer="layout" svg:width="0.999cm" svg:height="0.299cm" svg:x="1.548cm" svg:y="24.187cm" svg:viewBox="0 0 1000 300" draw:points="350,300 413,175 0,175 0,150 0,125 438,125 500,0 563,125 1000,125 1000,150 1000,175 588,175 650,300">
            <text:p/>
          </draw:polygon>
          <draw:frame draw:style-name="gr23" draw:text-style-name="P4" draw:layer="layout" svg:width="13.105cm" svg:height="0.763cm" svg:x="2.561cm" svg:y="22.994cm">
            <draw:text-box>
              <text:p text:style-name="P3"><text:span text:style-name="T1">Schüler am Berufskolleg (ohne Berufskolleg als Förderschule)</text:span></text:p>
            </draw:text-box>
          </draw:frame>
          <draw:polygon draw:style-name="gr9" draw:text-style-name="P2" draw:layer="layout" svg:width="0.999cm" svg:height="0.299cm" svg:x="1.548cm" svg:y="23.194cm" svg:viewBox="0 0 1000 300" draw:points="500,0 618,118 1000,118 1000,143 1000,168 632,168 500,300 368,168 0,168 0,143 0,118 382,118">
            <text:p/>
          </draw:polygon>
          <draw:frame draw:style-name="gr24" draw:text-style-name="P4" draw:layer="layout" svg:width="4.824cm" svg:height="0.763cm" svg:x="2.561cm" svg:y="22.139cm">
            <draw:text-box>
              <text:p text:style-name="P3"><text:span text:style-name="T1">Schüler aller Schulen</text:span></text:p>
            </draw:text-box>
          </draw:frame>
          <draw:polygon draw:style-name="gr6" draw:text-style-name="P2" draw:layer="layout" svg:width="0.999cm" svg:height="0.199cm" svg:x="1.548cm" svg:y="22.365cm" svg:viewBox="0 0 1000 200" draw:points="400,0 600,0 600,75 1000,75 1000,100 1000,125 600,125 600,200 400,200 400,125 0,125 0,100 0,75 400,75">
            <text:p/>
          </draw:polygon>
        </draw:g>
      </draw:page>
      <draw:page draw:name="page2" draw:style-name="dp1" draw:master-page-name="Standard">
        <draw:g>
          <draw:polygon draw:style-name="gr1" draw:text-style-name="P1" draw:layer="layout" svg:width="19.314cm" svg:height="20.775cm" svg:x="0.843cm" svg:y="4.462cm" svg:viewBox="0 0 19315 20776" draw:points="9658,20776 0,20776 0,0 19315,0 19315,20776">
            <text:p/>
          </draw:polygon>
          <draw:rect draw:style-name="gr3" draw:text-style-name="P2" draw:layer="layout" svg:width="15.027cm" svg:height="11.092cm" svg:x="3.605cm" svg:y="7.084cm">
            <text:p/>
          </draw:rect>
          <draw:frame draw:style-name="gr20" draw:text-style-name="P4" draw:layer="layout" svg:width="4.376cm" svg:height="0.763cm" draw:transform="rotate (1.56905099754261) translate (1.215cm 11.467cm)">
            <draw:text-box>
              <text:p text:style-name="P3"><text:span text:style-name="T1">Anzahl der Schüler</text:span></text:p>
            </draw:text-box>
          </draw:frame>
          <draw:line draw:style-name="gr4" draw:text-style-name="P1" draw:layer="layout" svg:x1="5.331cm" svg:y1="7.067cm" svg:x2="5.331cm" svg:y2="18.167cm">
            <text:p/>
          </draw:line>
          <draw:line draw:style-name="gr4" draw:text-style-name="P1" draw:layer="layout" svg:x1="6.995cm" svg:y1="7.067cm" svg:x2="6.995cm" svg:y2="18.167cm">
            <text:p/>
          </draw:line>
          <draw:line draw:style-name="gr4" draw:text-style-name="P1" draw:layer="layout" svg:x1="8.659cm" svg:y1="7.067cm" svg:x2="8.659cm" svg:y2="18.167cm">
            <text:p/>
          </draw:line>
          <draw:line draw:style-name="gr4" draw:text-style-name="P1" draw:layer="layout" svg:x1="10.323cm" svg:y1="7.067cm" svg:x2="10.323cm" svg:y2="18.167cm">
            <text:p/>
          </draw:line>
          <draw:line draw:style-name="gr4" draw:text-style-name="P1" draw:layer="layout" svg:x1="11.988cm" svg:y1="7.067cm" svg:x2="11.988cm" svg:y2="18.167cm">
            <text:p/>
          </draw:line>
          <draw:line draw:style-name="gr4" draw:text-style-name="P1" draw:layer="layout" svg:x1="13.652cm" svg:y1="7.067cm" svg:x2="13.652cm" svg:y2="18.167cm">
            <text:p/>
          </draw:line>
          <draw:line draw:style-name="gr4" draw:text-style-name="P1" draw:layer="layout" svg:x1="15.316cm" svg:y1="7.067cm" svg:x2="15.316cm" svg:y2="18.167cm">
            <text:p/>
          </draw:line>
          <draw:line draw:style-name="gr4" draw:text-style-name="P1" draw:layer="layout" svg:x1="16.98cm" svg:y1="7.067cm" svg:x2="16.98cm" svg:y2="18.167cm">
            <text:p/>
          </draw:line>
          <draw:polyline draw:style-name="gr4" draw:text-style-name="P1" draw:layer="layout" svg:width="0cm" svg:height="0.167cm" svg:x="5.331cm" svg:y="17.967cm" svg:viewBox="0 0 0 168" draw:points="0,0 0,168 0,0">
            <text:p/>
          </draw:polyline>
          <draw:polyline draw:style-name="gr4" draw:text-style-name="P1" draw:layer="layout" svg:width="0cm" svg:height="0.167cm" svg:x="6.995cm" svg:y="17.967cm" svg:viewBox="0 0 0 168" draw:points="0,0 0,168 0,0">
            <text:p/>
          </draw:polyline>
          <draw:polyline draw:style-name="gr4" draw:text-style-name="P1" draw:layer="layout" svg:width="0cm" svg:height="0.167cm" svg:x="8.659cm" svg:y="17.967cm" svg:viewBox="0 0 0 168" draw:points="0,0 0,168 0,0">
            <text:p/>
          </draw:polyline>
          <draw:polyline draw:style-name="gr4" draw:text-style-name="P1" draw:layer="layout" svg:width="0cm" svg:height="0.167cm" svg:x="10.323cm" svg:y="17.967cm" svg:viewBox="0 0 0 168" draw:points="0,0 0,168 0,0">
            <text:p/>
          </draw:polyline>
          <draw:polyline draw:style-name="gr4" draw:text-style-name="P1" draw:layer="layout" svg:width="0cm" svg:height="0.167cm" svg:x="11.988cm" svg:y="17.967cm" svg:viewBox="0 0 0 168" draw:points="0,0 0,168 0,0">
            <text:p/>
          </draw:polyline>
          <draw:polyline draw:style-name="gr4" draw:text-style-name="P1" draw:layer="layout" svg:width="0cm" svg:height="0.167cm" svg:x="13.652cm" svg:y="17.967cm" svg:viewBox="0 0 0 168" draw:points="0,0 0,168 0,0">
            <text:p/>
          </draw:polyline>
          <draw:polyline draw:style-name="gr4" draw:text-style-name="P1" draw:layer="layout" svg:width="0cm" svg:height="0.167cm" svg:x="15.316cm" svg:y="17.967cm" svg:viewBox="0 0 0 168" draw:points="0,0 0,168 0,0">
            <text:p/>
          </draw:polyline>
          <draw:polyline draw:style-name="gr4" draw:text-style-name="P1" draw:layer="layout" svg:width="0cm" svg:height="0.167cm" svg:x="16.98cm" svg:y="17.967cm" svg:viewBox="0 0 0 168" draw:points="0,0 0,168 0,0">
            <text:p/>
          </draw:polyline>
          <draw:polyline draw:style-name="gr25" draw:text-style-name="P1" draw:layer="layout" svg:width="14.978cm" svg:height="2.957cm" svg:x="3.667cm" svg:y="13.638cm" svg:viewBox="0 0 14979 2958" draw:points="0,2958 1664,2299 3328,2203 4992,2044 6656,1522 8321,1363 9985,803 11649,483 13313,560 14979,0">
            <text:p/>
          </draw:polyline>
          <draw:polygon draw:style-name="gr9" draw:text-style-name="P1" draw:layer="layout" svg:width="0.374cm" svg:height="0.334cm" svg:x="5.143cm" svg:y="15.769cm" svg:viewBox="0 0 375 335" draw:points="0,168 188,335 375,168 188,0">
            <text:p/>
          </draw:polygon>
          <draw:polygon draw:style-name="gr10" draw:text-style-name="P1" draw:layer="layout" svg:width="0.374cm" svg:height="0.334cm" svg:x="5.143cm" svg:y="15.769cm" svg:viewBox="0 0 375 335" draw:points="0,168 188,335 375,168 188,0">
            <text:p/>
          </draw:polygon>
          <draw:polygon draw:style-name="gr9" draw:text-style-name="P1" draw:layer="layout" svg:width="0.374cm" svg:height="0.334cm" svg:x="6.807cm" svg:y="15.673cm" svg:viewBox="0 0 375 335" draw:points="0,168 188,335 375,168 188,0">
            <text:p/>
          </draw:polygon>
          <draw:polygon draw:style-name="gr10" draw:text-style-name="P1" draw:layer="layout" svg:width="0.374cm" svg:height="0.334cm" svg:x="6.807cm" svg:y="15.673cm" svg:viewBox="0 0 375 335" draw:points="0,168 188,335 375,168 188,0">
            <text:p/>
          </draw:polygon>
          <draw:polygon draw:style-name="gr9" draw:text-style-name="P1" draw:layer="layout" svg:width="0.374cm" svg:height="0.334cm" svg:x="8.471cm" svg:y="15.514cm" svg:viewBox="0 0 375 335" draw:points="0,168 188,335 375,168 188,0">
            <text:p/>
          </draw:polygon>
          <draw:polygon draw:style-name="gr10" draw:text-style-name="P1" draw:layer="layout" svg:width="0.374cm" svg:height="0.334cm" svg:x="8.471cm" svg:y="15.514cm" svg:viewBox="0 0 375 335" draw:points="0,168 188,335 375,168 188,0">
            <text:p/>
          </draw:polygon>
          <draw:polygon draw:style-name="gr9" draw:text-style-name="P1" draw:layer="layout" svg:width="0.374cm" svg:height="0.334cm" svg:x="10.135cm" svg:y="14.992cm" svg:viewBox="0 0 375 335" draw:points="0,168 188,335 375,168 188,0">
            <text:p/>
          </draw:polygon>
          <draw:polygon draw:style-name="gr10" draw:text-style-name="P1" draw:layer="layout" svg:width="0.374cm" svg:height="0.334cm" svg:x="10.135cm" svg:y="14.992cm" svg:viewBox="0 0 375 335" draw:points="0,168 188,335 375,168 188,0">
            <text:p/>
          </draw:polygon>
          <draw:polygon draw:style-name="gr9" draw:text-style-name="P1" draw:layer="layout" svg:width="0.374cm" svg:height="0.334cm" svg:x="11.8cm" svg:y="14.834cm" svg:viewBox="0 0 375 335" draw:points="0,168 188,335 375,168 188,0">
            <text:p/>
          </draw:polygon>
          <draw:polygon draw:style-name="gr10" draw:text-style-name="P1" draw:layer="layout" svg:width="0.374cm" svg:height="0.334cm" svg:x="11.8cm" svg:y="14.834cm" svg:viewBox="0 0 375 335" draw:points="0,168 188,335 375,168 188,0">
            <text:p/>
          </draw:polygon>
          <draw:polygon draw:style-name="gr9" draw:text-style-name="P1" draw:layer="layout" svg:width="0.374cm" svg:height="0.334cm" svg:x="13.464cm" svg:y="14.274cm" svg:viewBox="0 0 375 335" draw:points="0,168 188,335 375,168 188,0">
            <text:p/>
          </draw:polygon>
          <draw:polygon draw:style-name="gr10" draw:text-style-name="P1" draw:layer="layout" svg:width="0.374cm" svg:height="0.334cm" svg:x="13.464cm" svg:y="14.274cm" svg:viewBox="0 0 375 335" draw:points="0,168 188,335 375,168 188,0">
            <text:p/>
          </draw:polygon>
          <draw:polygon draw:style-name="gr9" draw:text-style-name="P1" draw:layer="layout" svg:width="0.374cm" svg:height="0.334cm" svg:x="15.128cm" svg:y="13.953cm" svg:viewBox="0 0 375 335" draw:points="0,168 188,335 375,168 188,0">
            <text:p/>
          </draw:polygon>
          <draw:polygon draw:style-name="gr10" draw:text-style-name="P1" draw:layer="layout" svg:width="0.374cm" svg:height="0.334cm" svg:x="15.128cm" svg:y="13.953cm" svg:viewBox="0 0 375 335" draw:points="0,168 188,335 375,168 188,0">
            <text:p/>
          </draw:polygon>
          <draw:polygon draw:style-name="gr9" draw:text-style-name="P1" draw:layer="layout" svg:width="0.374cm" svg:height="0.334cm" svg:x="16.792cm" svg:y="14.03cm" svg:viewBox="0 0 375 335" draw:points="0,168 188,335 375,168 188,0">
            <text:p/>
          </draw:polygon>
          <draw:polygon draw:style-name="gr10" draw:text-style-name="P1" draw:layer="layout" svg:width="0.374cm" svg:height="0.334cm" svg:x="16.792cm" svg:y="14.03cm" svg:viewBox="0 0 375 335" draw:points="0,168 188,335 375,168 188,0">
            <text:p/>
          </draw:polygon>
          <draw:polygon draw:style-name="gr9" draw:text-style-name="P1" draw:layer="layout" svg:width="0.374cm" svg:height="0.334cm" svg:x="18.458cm" svg:y="13.47cm" svg:viewBox="0 0 375 335" draw:points="0,168 188,335 375,168 188,0">
            <text:p/>
          </draw:polygon>
          <draw:polygon draw:style-name="gr10" draw:text-style-name="P1" draw:layer="layout" svg:width="0.374cm" svg:height="0.334cm" svg:x="18.458cm" svg:y="13.47cm" svg:viewBox="0 0 375 335" draw:points="0,168 188,335 375,168 188,0">
            <text:p/>
          </draw:polygon>
          <draw:polyline draw:style-name="gr26" draw:text-style-name="P1" draw:layer="layout" svg:width="14.978cm" svg:height="2.609cm" svg:x="3.667cm" svg:y="8.533cm" svg:viewBox="0 0 14979 2610" draw:points="0,2610 1664,2256 3328,1614 4992,1159 6656,1037 8321,626 9985,392 11649,203 13313,0 14979,368">
            <text:p/>
          </draw:polyline>
          <draw:polygon draw:style-name="gr27" draw:text-style-name="P1" draw:layer="layout" svg:width="0.437cm" svg:height="0.39cm" svg:x="5.112cm" svg:y="10.594cm" svg:viewBox="0 0 438 391" draw:points="0,391 438,391 219,0">
            <text:p/>
          </draw:polygon>
          <draw:polygon draw:style-name="gr28" draw:text-style-name="P1" draw:layer="layout" svg:width="0.437cm" svg:height="0.39cm" svg:x="5.112cm" svg:y="10.594cm" svg:viewBox="0 0 438 391" draw:points="0,391 438,391 219,0">
            <text:p/>
          </draw:polygon>
          <draw:polygon draw:style-name="gr27" draw:text-style-name="P1" draw:layer="layout" svg:width="0.437cm" svg:height="0.39cm" svg:x="6.776cm" svg:y="9.951cm" svg:viewBox="0 0 438 391" draw:points="0,391 438,391 219,0">
            <text:p/>
          </draw:polygon>
          <draw:polygon draw:style-name="gr28" draw:text-style-name="P1" draw:layer="layout" svg:width="0.437cm" svg:height="0.39cm" svg:x="6.776cm" svg:y="9.951cm" svg:viewBox="0 0 438 391" draw:points="0,391 438,391 219,0">
            <text:p/>
          </draw:polygon>
          <draw:polygon draw:style-name="gr27" draw:text-style-name="P1" draw:layer="layout" svg:width="0.437cm" svg:height="0.39cm" svg:x="8.44cm" svg:y="9.496cm" svg:viewBox="0 0 438 391" draw:points="0,391 438,391 219,0">
            <text:p/>
          </draw:polygon>
          <draw:polygon draw:style-name="gr28" draw:text-style-name="P1" draw:layer="layout" svg:width="0.437cm" svg:height="0.39cm" svg:x="8.44cm" svg:y="9.496cm" svg:viewBox="0 0 438 391" draw:points="0,391 438,391 219,0">
            <text:p/>
          </draw:polygon>
          <draw:polygon draw:style-name="gr27" draw:text-style-name="P1" draw:layer="layout" svg:width="0.437cm" svg:height="0.39cm" svg:x="10.104cm" svg:y="9.375cm" svg:viewBox="0 0 438 391" draw:points="0,391 438,391 219,0">
            <text:p/>
          </draw:polygon>
          <draw:polygon draw:style-name="gr28" draw:text-style-name="P1" draw:layer="layout" svg:width="0.437cm" svg:height="0.39cm" svg:x="10.104cm" svg:y="9.375cm" svg:viewBox="0 0 438 391" draw:points="0,391 438,391 219,0">
            <text:p/>
          </draw:polygon>
          <draw:polygon draw:style-name="gr27" draw:text-style-name="P1" draw:layer="layout" svg:width="0.437cm" svg:height="0.39cm" svg:x="11.769cm" svg:y="8.963cm" svg:viewBox="0 0 438 391" draw:points="0,391 438,391 219,0">
            <text:p/>
          </draw:polygon>
          <draw:polygon draw:style-name="gr28" draw:text-style-name="P1" draw:layer="layout" svg:width="0.437cm" svg:height="0.39cm" svg:x="11.769cm" svg:y="8.963cm" svg:viewBox="0 0 438 391" draw:points="0,391 438,391 219,0">
            <text:p/>
          </draw:polygon>
          <draw:polygon draw:style-name="gr27" draw:text-style-name="P1" draw:layer="layout" svg:width="0.437cm" svg:height="0.39cm" svg:x="13.433cm" svg:y="8.73cm" svg:viewBox="0 0 438 391" draw:points="0,391 438,391 219,0">
            <text:p/>
          </draw:polygon>
          <draw:polygon draw:style-name="gr28" draw:text-style-name="P1" draw:layer="layout" svg:width="0.437cm" svg:height="0.39cm" svg:x="13.433cm" svg:y="8.73cm" svg:viewBox="0 0 438 391" draw:points="0,391 438,391 219,0">
            <text:p/>
          </draw:polygon>
          <draw:polygon draw:style-name="gr27" draw:text-style-name="P1" draw:layer="layout" svg:width="0.437cm" svg:height="0.39cm" svg:x="15.097cm" svg:y="8.541cm" svg:viewBox="0 0 438 391" draw:points="0,391 438,391 219,0">
            <text:p/>
          </draw:polygon>
          <draw:polygon draw:style-name="gr28" draw:text-style-name="P1" draw:layer="layout" svg:width="0.437cm" svg:height="0.39cm" svg:x="15.097cm" svg:y="8.541cm" svg:viewBox="0 0 438 391" draw:points="0,391 438,391 219,0">
            <text:p/>
          </draw:polygon>
          <draw:polygon draw:style-name="gr27" draw:text-style-name="P1" draw:layer="layout" svg:width="0.437cm" svg:height="0.39cm" svg:x="16.761cm" svg:y="8.338cm" svg:viewBox="0 0 438 391" draw:points="0,391 438,391 219,0">
            <text:p/>
          </draw:polygon>
          <draw:polygon draw:style-name="gr28" draw:text-style-name="P1" draw:layer="layout" svg:width="0.437cm" svg:height="0.39cm" svg:x="16.761cm" svg:y="8.338cm" svg:viewBox="0 0 438 391" draw:points="0,391 438,391 219,0">
            <text:p/>
          </draw:polygon>
          <draw:polygon draw:style-name="gr27" draw:text-style-name="P1" draw:layer="layout" svg:width="0.437cm" svg:height="0.39cm" svg:x="18.426cm" svg:y="8.705cm" svg:viewBox="0 0 438 391" draw:points="0,391 438,391 219,0">
            <text:p/>
          </draw:polygon>
          <draw:polygon draw:style-name="gr28" draw:text-style-name="P1" draw:layer="layout" svg:width="0.437cm" svg:height="0.39cm" svg:x="18.426cm" svg:y="8.705cm" svg:viewBox="0 0 438 391" draw:points="0,391 438,391 219,0">
            <text:p/>
          </draw:polygon>
          <draw:frame draw:style-name="gr14" draw:text-style-name="P4" draw:layer="layout" svg:width="1.518cm" svg:height="0.763cm" svg:x="2.833cm" svg:y="18.618cm">
            <draw:text-box>
              <text:p text:style-name="P3"><text:span text:style-name="T1">2001</text:span></text:p>
            </draw:text-box>
          </draw:frame>
          <draw:frame draw:style-name="gr14" draw:text-style-name="P4" draw:layer="layout" svg:width="1.518cm" svg:height="0.763cm" svg:x="4.504cm" svg:y="18.618cm">
            <draw:text-box>
              <text:p text:style-name="P3"><text:span text:style-name="T1">2002</text:span></text:p>
            </draw:text-box>
          </draw:frame>
          <draw:frame draw:style-name="gr14" draw:text-style-name="P4" draw:layer="layout" svg:width="1.518cm" svg:height="0.763cm" svg:x="6.175cm" svg:y="18.618cm">
            <draw:text-box>
              <text:p text:style-name="P3"><text:span text:style-name="T1">2003</text:span></text:p>
            </draw:text-box>
          </draw:frame>
          <draw:frame draw:style-name="gr14" draw:text-style-name="P4" draw:layer="layout" svg:width="1.518cm" svg:height="0.763cm" svg:x="7.846cm" svg:y="18.618cm">
            <draw:text-box>
              <text:p text:style-name="P3"><text:span text:style-name="T1">2004</text:span></text:p>
            </draw:text-box>
          </draw:frame>
          <draw:frame draw:style-name="gr14" draw:text-style-name="P4" draw:layer="layout" svg:width="1.518cm" svg:height="0.763cm" svg:x="9.517cm" svg:y="18.618cm">
            <draw:text-box>
              <text:p text:style-name="P3"><text:span text:style-name="T1">2005</text:span></text:p>
            </draw:text-box>
          </draw:frame>
          <draw:frame draw:style-name="gr14" draw:text-style-name="P4" draw:layer="layout" svg:width="1.518cm" svg:height="0.763cm" svg:x="11.188cm" svg:y="18.618cm">
            <draw:text-box>
              <text:p text:style-name="P3"><text:span text:style-name="T1">2006</text:span></text:p>
            </draw:text-box>
          </draw:frame>
          <draw:frame draw:style-name="gr14" draw:text-style-name="P4" draw:layer="layout" svg:width="1.518cm" svg:height="0.763cm" svg:x="12.859cm" svg:y="18.618cm">
            <draw:text-box>
              <text:p text:style-name="P3"><text:span text:style-name="T1">2007</text:span></text:p>
            </draw:text-box>
          </draw:frame>
          <draw:frame draw:style-name="gr14" draw:text-style-name="P4" draw:layer="layout" svg:width="1.518cm" svg:height="0.763cm" svg:x="14.529cm" svg:y="18.618cm">
            <draw:text-box>
              <text:p text:style-name="P3"><text:span text:style-name="T1">2008</text:span></text:p>
            </draw:text-box>
          </draw:frame>
          <draw:frame draw:style-name="gr14" draw:text-style-name="P4" draw:layer="layout" svg:width="1.518cm" svg:height="0.763cm" svg:x="16.2cm" svg:y="18.618cm">
            <draw:text-box>
              <text:p text:style-name="P3"><text:span text:style-name="T1">2009</text:span></text:p>
            </draw:text-box>
          </draw:frame>
          <draw:frame draw:style-name="gr14" draw:text-style-name="P4" draw:layer="layout" svg:width="1.518cm" svg:height="0.763cm" svg:x="17.871cm" svg:y="18.618cm">
            <draw:text-box>
              <text:p text:style-name="P3"><text:span text:style-name="T1">2010</text:span></text:p>
            </draw:text-box>
          </draw:frame>
          <draw:frame draw:style-name="gr19" draw:text-style-name="P4" draw:layer="layout" svg:width="4.532cm" svg:height="0.763cm" svg:x="14.346cm" svg:y="20.026cm">
            <draw:text-box>
              <text:p text:style-name="P3"><text:span text:style-name="T1">Jahr des Stichtages</text:span></text:p>
            </draw:text-box>
          </draw:frame>
          <draw:polygon draw:style-name="gr9" draw:text-style-name="P1" draw:layer="layout" svg:width="0.374cm" svg:height="0.334cm" svg:x="3.5cm" svg:y="16.399cm" svg:viewBox="0 0 375 335" draw:points="0,168 188,335 375,168 188,0">
            <text:p/>
          </draw:polygon>
          <draw:polygon draw:style-name="gr10" draw:text-style-name="P1" draw:layer="layout" svg:width="0.374cm" svg:height="0.334cm" svg:x="3.5cm" svg:y="16.399cm" svg:viewBox="0 0 375 335" draw:points="0,168 188,335 375,168 188,0">
            <text:p/>
          </draw:polygon>
          <draw:polygon draw:style-name="gr27" draw:text-style-name="P1" draw:layer="layout" svg:width="0.437cm" svg:height="0.39cm" svg:x="3.427cm" svg:y="10.929cm" svg:viewBox="0 0 438 391" draw:points="0,391 438,391 219,0">
            <text:p/>
          </draw:polygon>
          <draw:polygon draw:style-name="gr28" draw:text-style-name="P1" draw:layer="layout" svg:width="0.437cm" svg:height="0.39cm" svg:x="3.427cm" svg:y="10.929cm" svg:viewBox="0 0 438 391" draw:points="0,391 438,391 219,0">
            <text:p/>
          </draw:polygon>
          <draw:frame draw:style-name="gr18" draw:text-style-name="P4" draw:layer="layout" svg:width="12.631cm" svg:height="1.427cm" svg:x="3.441cm" svg:y="5.076cm">
            <draw:text-box>
              <text:p><text:span text:style-name="T2">Förderschüler am Berufskolleg in NRW</text:span></text:p>
              <text:p><text:span text:style-name="T2">in den Schuljahren 2001/2002 bis 2010/2011</text:span><text:span text:style-name="T3"> </text:span></text:p>
            </draw:text-box>
          </draw:frame>
          <draw:rect draw:style-name="gr2" draw:text-style-name="P2" draw:layer="layout" svg:width="11.681cm" svg:height="2.342cm" svg:x="1.28cm" svg:y="22.619cm">
            <text:p/>
          </draw:rect>
          <draw:frame draw:style-name="gr21" draw:text-style-name="P4" draw:layer="layout" svg:width="10.268cm" svg:height="0.763cm" svg:x="2.71cm" svg:y="22.95cm">
            <draw:text-box>
              <text:p text:style-name="P3"><text:span text:style-name="T1">Förderschüler am Berufskolleg als Förderschule</text:span></text:p>
            </draw:text-box>
          </draw:frame>
          <draw:polygon draw:style-name="gr29" draw:text-style-name="P2" draw:layer="layout" svg:width="0.999cm" svg:height="0.299cm" svg:x="1.697cm" svg:y="23.143cm" svg:viewBox="0 0 1000 300" draw:points="350,300 413,175 0,175 0,150 0,125 438,125 500,0 563,125 1000,125 1000,150 1000,175 588,175 650,300">
            <text:p/>
          </draw:polygon>
          <draw:frame draw:style-name="gr23" draw:text-style-name="P4" draw:layer="layout" svg:width="6.75cm" svg:height="0.763cm" svg:x="2.71cm" svg:y="23.75cm">
            <draw:text-box>
              <text:p text:style-name="P3"><text:span text:style-name="T1">Förderschüler am Berufskolleg</text:span></text:p>
            </draw:text-box>
          </draw:frame>
          <draw:polygon draw:style-name="gr9" draw:text-style-name="P2" draw:layer="layout" svg:width="0.999cm" svg:height="0.299cm" svg:x="1.697cm" svg:y="23.95cm" svg:viewBox="0 0 1000 300" draw:points="500,0 618,118 1000,118 1000,143 1000,168 632,168 500,300 368,168 0,168 0,143 0,118 382,118">
            <text:p/>
          </draw:polygon>
          <draw:frame draw:style-name="gr30" draw:text-style-name="P2" draw:layer="layout" svg:width="2.085cm" svg:height="0.963cm" svg:x="2.526cm" svg:y="9.675cm">
            <draw:text-box>
              <text:p text:style-name="P2"><text:span text:style-name="T4">5.639</text:span></text:p>
            </draw:text-box>
          </draw:frame>
          <draw:frame draw:style-name="gr31" draw:text-style-name="P3" draw:layer="layout" svg:width="1.645cm" svg:height="0.764cm" svg:x="4.448cm" svg:y="9.472cm">
            <draw:text-box>
              <text:p text:style-name="P3"><text:span text:style-name="T4">5.894</text:span></text:p>
            </draw:text-box>
          </draw:frame>
          <draw:frame draw:style-name="gr31" draw:text-style-name="P3" draw:layer="layout" svg:width="1.645cm" svg:height="0.764cm" svg:x="6.135cm" svg:y="8.943cm">
            <draw:text-box>
              <text:p text:style-name="P3"><text:span text:style-name="T4">6.357</text:span></text:p>
            </draw:text-box>
          </draw:frame>
          <draw:frame draw:style-name="gr31" draw:text-style-name="P3" draw:layer="layout" svg:width="1.645cm" svg:height="0.764cm" svg:x="7.799cm" svg:y="8.449cm">
            <draw:text-box>
              <text:p text:style-name="P3"><text:span text:style-name="T4">6.685</text:span></text:p>
            </draw:text-box>
          </draw:frame>
          <draw:frame draw:style-name="gr31" draw:text-style-name="P3" draw:layer="layout" svg:width="1.645cm" svg:height="0.764cm" svg:x="9.462cm" svg:y="8.182cm">
            <draw:text-box>
              <text:p text:style-name="P3"><text:span text:style-name="T4">6.773</text:span></text:p>
            </draw:text-box>
          </draw:frame>
          <draw:frame draw:style-name="gr31" draw:text-style-name="P3" draw:layer="layout" svg:width="1.645cm" svg:height="0.764cm" svg:x="11.139cm" svg:y="7.876cm">
            <draw:text-box>
              <text:p text:style-name="P3"><text:span text:style-name="T4">7.069</text:span></text:p>
            </draw:text-box>
          </draw:frame>
          <draw:frame draw:style-name="gr31" draw:text-style-name="P3" draw:layer="layout" svg:width="1.645cm" svg:height="0.764cm" svg:x="12.802cm" svg:y="7.629cm">
            <draw:text-box>
              <text:p text:style-name="P3"><text:span text:style-name="T4">7.238</text:span></text:p>
            </draw:text-box>
          </draw:frame>
          <draw:frame draw:style-name="gr31" draw:text-style-name="P3" draw:layer="layout" svg:width="1.645cm" svg:height="0.764cm" svg:x="14.465cm" svg:y="7.376cm">
            <draw:text-box>
              <text:p text:style-name="P3"><text:span text:style-name="T4">7.374</text:span></text:p>
            </draw:text-box>
          </draw:frame>
          <draw:frame draw:style-name="gr31" draw:text-style-name="P3" draw:layer="layout" svg:width="1.645cm" svg:height="0.764cm" svg:x="16.165cm" svg:y="7.276cm">
            <draw:text-box>
              <text:p text:style-name="P3"><text:span text:style-name="T4">7.520</text:span></text:p>
            </draw:text-box>
          </draw:frame>
          <draw:frame draw:style-name="gr31" draw:text-style-name="P3" draw:layer="layout" svg:width="1.645cm" svg:height="0.764cm" svg:x="17.891cm" svg:y="7.62cm">
            <draw:text-box>
              <text:p text:style-name="P3"><text:span text:style-name="T4">7.255</text:span></text:p>
            </draw:text-box>
          </draw:frame>
          <draw:frame draw:style-name="gr31" draw:text-style-name="P2" draw:layer="layout" svg:width="1.954cm" svg:height="0.764cm" svg:x="15.883cm" svg:y="12.932cm">
            <draw:text-box>
              <text:p text:style-name="P2"><text:span text:style-name="T4">3.437</text:span></text:p>
            </draw:text-box>
          </draw:frame>
          <draw:frame draw:style-name="gr31" draw:text-style-name="P3" draw:layer="layout" svg:width="1.754cm" svg:height="0.764cm" svg:x="14.43cm" svg:y="12.868cm">
            <draw:text-box>
              <text:p text:style-name="P3"><text:span text:style-name="T4">3.493</text:span></text:p>
            </draw:text-box>
          </draw:frame>
          <draw:frame draw:style-name="gr31" draw:text-style-name="P3" draw:layer="layout" svg:width="1.754cm" svg:height="0.764cm" svg:x="17.636cm" svg:y="12.337cm">
            <draw:text-box>
              <text:p text:style-name="P2"><text:span text:style-name="T4">3.841</text:span></text:p>
            </draw:text-box>
          </draw:frame>
          <draw:frame draw:style-name="gr31" draw:text-style-name="P3" draw:layer="layout" svg:width="1.754cm" svg:height="0.764cm" svg:x="12.776cm" svg:y="13.198cm">
            <draw:text-box>
              <text:p text:style-name="P3"><text:span text:style-name="T4">3.262</text:span></text:p>
            </draw:text-box>
          </draw:frame>
          <draw:frame draw:style-name="gr31" draw:text-style-name="P3" draw:layer="layout" svg:width="1.754cm" svg:height="0.764cm" svg:x="11.125cm" svg:y="13.662cm">
            <draw:text-box>
              <text:p text:style-name="P3"><text:span text:style-name="T4">2.858</text:span></text:p>
            </draw:text-box>
          </draw:frame>
          <draw:frame draw:style-name="gr31" draw:text-style-name="P3" draw:layer="layout" svg:width="1.754cm" svg:height="0.764cm" svg:x="9.473cm" svg:y="13.926cm">
            <draw:text-box>
              <text:p text:style-name="P3"><text:span text:style-name="T4">2.744</text:span></text:p>
            </draw:text-box>
          </draw:frame>
          <draw:frame draw:style-name="gr31" draw:text-style-name="P3" draw:layer="layout" svg:width="1.754cm" svg:height="0.764cm" svg:x="7.782cm" svg:y="14.359cm">
            <draw:text-box>
              <text:p text:style-name="P3"><text:span text:style-name="T4">2.368</text:span></text:p>
            </draw:text-box>
          </draw:frame>
          <draw:frame draw:style-name="gr31" draw:text-style-name="P3" draw:layer="layout" svg:width="1.754cm" svg:height="0.764cm" svg:x="6.195cm" svg:y="14.623cm">
            <draw:text-box>
              <text:p text:style-name="P3"><text:span text:style-name="T4">2.253</text:span></text:p>
            </draw:text-box>
          </draw:frame>
          <draw:frame draw:style-name="gr31" draw:text-style-name="P3" draw:layer="layout" svg:width="1.754cm" svg:height="0.764cm" svg:x="4.475cm" svg:y="14.818cm">
            <draw:text-box>
              <text:p text:style-name="P3"><text:span text:style-name="T4">2.184</text:span></text:p>
            </draw:text-box>
          </draw:frame>
          <draw:frame draw:style-name="gr31" draw:text-style-name="P3" draw:layer="layout" svg:width="1.754cm" svg:height="0.764cm" svg:x="2.756cm" svg:y="15.316cm">
            <draw:text-box>
              <text:p text:style-name="P3"><text:span text:style-name="T4">1.709</text:span></text:p>
            </draw:text-box>
          </draw:frame>
        </draw:g>
      </draw:page>
      <draw:page draw:name="page3" draw:style-name="dp1" draw:master-page-name="Standard">
        <draw:g>
          <draw:polygon draw:style-name="gr1" draw:text-style-name="P1" draw:layer="layout" svg:width="19.314cm" svg:height="20.775cm" svg:x="0.843cm" svg:y="4.462cm" svg:viewBox="0 0 19315 20776" draw:points="9658,20776 0,20776 0,0 19315,0 19315,20776">
            <text:p/>
          </draw:polygon>
          <draw:rect draw:style-name="gr3" draw:text-style-name="P2" draw:layer="layout" svg:width="15.027cm" svg:height="11.092cm" svg:x="3.605cm" svg:y="7.084cm">
            <text:p/>
          </draw:rect>
          <draw:frame draw:style-name="gr20" draw:text-style-name="P4" draw:layer="layout" svg:width="4.376cm" svg:height="0.763cm" draw:transform="rotate (1.56905099754261) translate (1.315cm 11.467cm)">
            <draw:text-box>
              <text:p text:style-name="P3"><text:span text:style-name="T1">Anzahl der Schüler</text:span></text:p>
            </draw:text-box>
          </draw:frame>
          <draw:frame draw:style-name="gr14" draw:text-style-name="P4" draw:layer="layout" svg:width="1.518cm" svg:height="0.763cm" svg:x="2.833cm" svg:y="18.618cm">
            <draw:text-box>
              <text:p text:style-name="P3"><text:span text:style-name="T1">2001</text:span></text:p>
            </draw:text-box>
          </draw:frame>
          <draw:frame draw:style-name="gr14" draw:text-style-name="P4" draw:layer="layout" svg:width="1.518cm" svg:height="0.763cm" svg:x="4.504cm" svg:y="18.618cm">
            <draw:text-box>
              <text:p text:style-name="P3"><text:span text:style-name="T1">2002</text:span></text:p>
            </draw:text-box>
          </draw:frame>
          <draw:frame draw:style-name="gr14" draw:text-style-name="P4" draw:layer="layout" svg:width="1.518cm" svg:height="0.763cm" svg:x="6.175cm" svg:y="18.618cm">
            <draw:text-box>
              <text:p text:style-name="P3"><text:span text:style-name="T1">2003</text:span></text:p>
            </draw:text-box>
          </draw:frame>
          <draw:frame draw:style-name="gr14" draw:text-style-name="P4" draw:layer="layout" svg:width="1.518cm" svg:height="0.763cm" svg:x="7.846cm" svg:y="18.618cm">
            <draw:text-box>
              <text:p text:style-name="P3"><text:span text:style-name="T1">2004</text:span></text:p>
            </draw:text-box>
          </draw:frame>
          <draw:frame draw:style-name="gr14" draw:text-style-name="P4" draw:layer="layout" svg:width="1.518cm" svg:height="0.763cm" svg:x="9.517cm" svg:y="18.618cm">
            <draw:text-box>
              <text:p text:style-name="P3"><text:span text:style-name="T1">2005</text:span></text:p>
            </draw:text-box>
          </draw:frame>
          <draw:frame draw:style-name="gr14" draw:text-style-name="P4" draw:layer="layout" svg:width="1.518cm" svg:height="0.763cm" svg:x="11.188cm" svg:y="18.618cm">
            <draw:text-box>
              <text:p text:style-name="P3"><text:span text:style-name="T1">2006</text:span></text:p>
            </draw:text-box>
          </draw:frame>
          <draw:frame draw:style-name="gr14" draw:text-style-name="P4" draw:layer="layout" svg:width="1.518cm" svg:height="0.763cm" svg:x="12.859cm" svg:y="18.618cm">
            <draw:text-box>
              <text:p text:style-name="P3"><text:span text:style-name="T1">2007</text:span></text:p>
            </draw:text-box>
          </draw:frame>
          <draw:frame draw:style-name="gr14" draw:text-style-name="P4" draw:layer="layout" svg:width="1.518cm" svg:height="0.763cm" svg:x="14.529cm" svg:y="18.618cm">
            <draw:text-box>
              <text:p text:style-name="P3"><text:span text:style-name="T1">2008</text:span></text:p>
            </draw:text-box>
          </draw:frame>
          <draw:frame draw:style-name="gr14" draw:text-style-name="P4" draw:layer="layout" svg:width="1.518cm" svg:height="0.763cm" svg:x="16.2cm" svg:y="18.618cm">
            <draw:text-box>
              <text:p text:style-name="P3"><text:span text:style-name="T1">2009</text:span></text:p>
            </draw:text-box>
          </draw:frame>
          <draw:frame draw:style-name="gr14" draw:text-style-name="P4" draw:layer="layout" svg:width="1.518cm" svg:height="0.763cm" svg:x="17.871cm" svg:y="18.618cm">
            <draw:text-box>
              <text:p text:style-name="P3"><text:span text:style-name="T1">2010</text:span></text:p>
            </draw:text-box>
          </draw:frame>
          <draw:frame draw:style-name="gr19" draw:text-style-name="P4" draw:layer="layout" svg:width="4.532cm" svg:height="0.763cm" svg:x="14.346cm" svg:y="20.026cm">
            <draw:text-box>
              <text:p text:style-name="P3"><text:span text:style-name="T1">Jahr des Stichtages</text:span></text:p>
            </draw:text-box>
          </draw:frame>
          <draw:frame draw:style-name="gr18" draw:text-style-name="P4" draw:layer="layout" svg:width="15.628cm" svg:height="1.427cm" svg:x="3.441cm" svg:y="5.076cm">
            <draw:text-box>
              <text:p><text:span text:style-name="T2">Schwerstbehinderte Förderschüler am Berufskolleg in NRW</text:span></text:p>
              <text:p><text:span text:style-name="T2">in den Schuljahren 2001/2002 bis 2010/2011</text:span><text:span text:style-name="T3"> </text:span></text:p>
            </draw:text-box>
          </draw:frame>
          <draw:rect draw:style-name="gr2" draw:text-style-name="P2" draw:layer="layout" svg:width="16.613cm" svg:height="2.342cm" svg:x="1.28cm" svg:y="22.519cm">
            <text:p/>
          </draw:rect>
          <draw:frame draw:style-name="gr21" draw:text-style-name="P4" draw:layer="layout" svg:width="14.438cm" svg:height="0.763cm" svg:x="2.71cm" svg:y="22.85cm">
            <draw:text-box>
              <text:p text:style-name="P3"><text:span text:style-name="T1">Schwerstbehinderte Förderschüler am Berufskolleg als Förderschule</text:span></text:p>
            </draw:text-box>
          </draw:frame>
          <draw:frame draw:style-name="gr23" draw:text-style-name="P4" draw:layer="layout" svg:width="10.92cm" svg:height="0.763cm" svg:x="2.71cm" svg:y="23.65cm">
            <draw:text-box>
              <text:p text:style-name="P3"><text:span text:style-name="T5">Schwerstbehinderte </text:span><text:span text:style-name="T1">Förderschüler am Berufskolleg</text:span></text:p>
            </draw:text-box>
          </draw:frame>
          <draw:polygon draw:style-name="gr32" draw:text-style-name="P2" draw:layer="layout" svg:width="0.999cm" svg:height="0.299cm" svg:x="1.697cm" svg:y="23.85cm" svg:viewBox="0 0 1000 300" draw:points="500,0 618,118 1000,118 1000,143 1000,168 632,168 500,300 368,168 0,168 0,143 0,118 382,118">
            <text:p/>
          </draw:polygon>
          <draw:polygon draw:style-name="gr33" draw:text-style-name="P2" draw:layer="layout" svg:width="0.999cm" svg:height="0.299cm" svg:x="1.697cm" svg:y="23.043cm" svg:viewBox="0 0 1000 300" draw:points="350,300 413,175 0,175 0,150 0,125 438,125 500,0 563,125 1000,125 1000,150 1000,175 588,175 650,300">
            <text:p/>
          </draw:polygon>
          <draw:line draw:style-name="gr4" draw:text-style-name="P1" draw:layer="layout" svg:x1="5.279cm" svg:y1="7.122cm" svg:x2="5.279cm" svg:y2="18.113cm">
            <text:p/>
          </draw:line>
          <draw:line draw:style-name="gr4" draw:text-style-name="P1" draw:layer="layout" svg:x1="6.944cm" svg:y1="7.122cm" svg:x2="6.944cm" svg:y2="18.113cm">
            <text:p/>
          </draw:line>
          <draw:line draw:style-name="gr4" draw:text-style-name="P1" draw:layer="layout" svg:x1="8.609cm" svg:y1="7.122cm" svg:x2="8.609cm" svg:y2="18.113cm">
            <text:p/>
          </draw:line>
          <draw:line draw:style-name="gr4" draw:text-style-name="P1" draw:layer="layout" svg:x1="10.273cm" svg:y1="7.122cm" svg:x2="10.273cm" svg:y2="18.113cm">
            <text:p/>
          </draw:line>
          <draw:line draw:style-name="gr4" draw:text-style-name="P1" draw:layer="layout" svg:x1="11.938cm" svg:y1="7.122cm" svg:x2="11.938cm" svg:y2="18.113cm">
            <text:p/>
          </draw:line>
          <draw:line draw:style-name="gr4" draw:text-style-name="P1" draw:layer="layout" svg:x1="13.603cm" svg:y1="7.122cm" svg:x2="13.603cm" svg:y2="18.113cm">
            <text:p/>
          </draw:line>
          <draw:line draw:style-name="gr4" draw:text-style-name="P1" draw:layer="layout" svg:x1="15.268cm" svg:y1="7.122cm" svg:x2="15.268cm" svg:y2="18.113cm">
            <text:p/>
          </draw:line>
          <draw:line draw:style-name="gr4" draw:text-style-name="P1" draw:layer="layout" svg:x1="16.933cm" svg:y1="7.122cm" svg:x2="16.933cm" svg:y2="18.113cm">
            <text:p/>
          </draw:line>
          <draw:polyline draw:style-name="gr34" draw:text-style-name="P1" draw:layer="layout" svg:width="14.984cm" svg:height="0.786cm" svg:x="3.614cm" svg:y="17.306cm" svg:viewBox="0 0 14985 787" draw:points="0,623 1665,403 3330,0 4995,568 6660,787 8324,678 9989,585 11654,549 13319,513 14985,714">
            <text:p/>
          </draw:polyline>
          <draw:polygon draw:style-name="gr32" draw:text-style-name="P1" draw:layer="layout" svg:width="0.371cm" svg:height="0.373cm" svg:x="5.093cm" svg:y="17.522cm" svg:viewBox="0 0 372 374" draw:points="0,187 186,374 372,187 186,0">
            <text:p/>
          </draw:polygon>
          <draw:polygon draw:style-name="gr35" draw:text-style-name="P1" draw:layer="layout" svg:width="0.371cm" svg:height="0.373cm" svg:x="5.093cm" svg:y="17.522cm" svg:viewBox="0 0 372 374" draw:points="0,187 186,374 372,187 186,0">
            <text:p/>
          </draw:polygon>
          <draw:polygon draw:style-name="gr32" draw:text-style-name="P1" draw:layer="layout" svg:width="0.371cm" svg:height="0.373cm" svg:x="6.757cm" svg:y="17.119cm" svg:viewBox="0 0 372 374" draw:points="0,187 186,374 372,187 186,0">
            <text:p/>
          </draw:polygon>
          <draw:polygon draw:style-name="gr35" draw:text-style-name="P1" draw:layer="layout" svg:width="0.371cm" svg:height="0.373cm" svg:x="6.757cm" svg:y="17.119cm" svg:viewBox="0 0 372 374" draw:points="0,187 186,374 372,187 186,0">
            <text:p/>
          </draw:polygon>
          <draw:polygon draw:style-name="gr32" draw:text-style-name="P1" draw:layer="layout" svg:width="0.371cm" svg:height="0.373cm" svg:x="8.422cm" svg:y="17.687cm" svg:viewBox="0 0 372 374" draw:points="0,187 186,374 372,187 186,0">
            <text:p/>
          </draw:polygon>
          <draw:polygon draw:style-name="gr35" draw:text-style-name="P1" draw:layer="layout" svg:width="0.371cm" svg:height="0.373cm" svg:x="8.422cm" svg:y="17.687cm" svg:viewBox="0 0 372 374" draw:points="0,187 186,374 372,187 186,0">
            <text:p/>
          </draw:polygon>
          <draw:polygon draw:style-name="gr32" draw:text-style-name="P1" draw:layer="layout" svg:width="0.371cm" svg:height="0.373cm" svg:x="10.087cm" svg:y="17.907cm" svg:viewBox="0 0 372 374" draw:points="0,187 186,374 372,187 186,0">
            <text:p/>
          </draw:polygon>
          <draw:polygon draw:style-name="gr35" draw:text-style-name="P1" draw:layer="layout" svg:width="0.371cm" svg:height="0.373cm" svg:x="10.087cm" svg:y="17.907cm" svg:viewBox="0 0 372 374" draw:points="0,187 186,374 372,187 186,0">
            <text:p/>
          </draw:polygon>
          <draw:polygon draw:style-name="gr32" draw:text-style-name="P1" draw:layer="layout" svg:width="0.371cm" svg:height="0.373cm" svg:x="11.752cm" svg:y="17.797cm" svg:viewBox="0 0 372 374" draw:points="0,187 186,374 372,187 186,0">
            <text:p/>
          </draw:polygon>
          <draw:polygon draw:style-name="gr35" draw:text-style-name="P1" draw:layer="layout" svg:width="0.371cm" svg:height="0.373cm" svg:x="11.752cm" svg:y="17.797cm" svg:viewBox="0 0 372 374" draw:points="0,187 186,374 372,187 186,0">
            <text:p/>
          </draw:polygon>
          <draw:polygon draw:style-name="gr32" draw:text-style-name="P1" draw:layer="layout" svg:width="0.371cm" svg:height="0.373cm" svg:x="13.417cm" svg:y="17.705cm" svg:viewBox="0 0 372 374" draw:points="0,187 186,374 372,187 186,0">
            <text:p/>
          </draw:polygon>
          <draw:polygon draw:style-name="gr35" draw:text-style-name="P1" draw:layer="layout" svg:width="0.371cm" svg:height="0.373cm" svg:x="13.417cm" svg:y="17.705cm" svg:viewBox="0 0 372 374" draw:points="0,187 186,374 372,187 186,0">
            <text:p/>
          </draw:polygon>
          <draw:polygon draw:style-name="gr32" draw:text-style-name="P1" draw:layer="layout" svg:width="0.371cm" svg:height="0.373cm" svg:x="15.082cm" svg:y="17.668cm" svg:viewBox="0 0 372 374" draw:points="0,187 186,374 372,187 186,0">
            <text:p/>
          </draw:polygon>
          <draw:polygon draw:style-name="gr35" draw:text-style-name="P1" draw:layer="layout" svg:width="0.371cm" svg:height="0.373cm" svg:x="15.082cm" svg:y="17.668cm" svg:viewBox="0 0 372 374" draw:points="0,187 186,374 372,187 186,0">
            <text:p/>
          </draw:polygon>
          <draw:polygon draw:style-name="gr32" draw:text-style-name="P1" draw:layer="layout" svg:width="0.371cm" svg:height="0.373cm" svg:x="16.747cm" svg:y="17.632cm" svg:viewBox="0 0 372 374" draw:points="0,187 186,374 372,187 186,0">
            <text:p/>
          </draw:polygon>
          <draw:polygon draw:style-name="gr35" draw:text-style-name="P1" draw:layer="layout" svg:width="0.371cm" svg:height="0.373cm" svg:x="16.747cm" svg:y="17.632cm" svg:viewBox="0 0 372 374" draw:points="0,187 186,374 372,187 186,0">
            <text:p/>
          </draw:polygon>
          <draw:polyline draw:style-name="gr36" draw:text-style-name="P1" draw:layer="layout" svg:width="14.984cm" svg:height="3.845cm" svg:x="3.614cm" svg:y="9.156cm" svg:viewBox="0 0 14985 3846" draw:points="0,3846 1665,3095 3330,2362 4995,750 6660,458 8324,0 9989,659 11654,256 13319,2088 14985,2875">
            <text:p/>
          </draw:polyline>
          <draw:polygon draw:style-name="gr37" draw:text-style-name="P1" draw:layer="layout" svg:width="0.371cm" svg:height="0.373cm" svg:x="5.093cm" svg:y="12.064cm" svg:viewBox="0 0 372 374" draw:points="0,374 372,374 186,0">
            <text:p/>
          </draw:polygon>
          <draw:polygon draw:style-name="gr38" draw:text-style-name="P1" draw:layer="layout" svg:width="0.371cm" svg:height="0.373cm" svg:x="5.093cm" svg:y="12.064cm" svg:viewBox="0 0 372 374" draw:points="0,374 372,374 186,0">
            <text:p/>
          </draw:polygon>
          <draw:polygon draw:style-name="gr37" draw:text-style-name="P1" draw:layer="layout" svg:width="0.371cm" svg:height="0.373cm" svg:x="6.757cm" svg:y="11.331cm" svg:viewBox="0 0 372 374" draw:points="0,374 372,374 186,0">
            <text:p/>
          </draw:polygon>
          <draw:polygon draw:style-name="gr38" draw:text-style-name="P1" draw:layer="layout" svg:width="0.371cm" svg:height="0.373cm" svg:x="6.757cm" svg:y="11.331cm" svg:viewBox="0 0 372 374" draw:points="0,374 372,374 186,0">
            <text:p/>
          </draw:polygon>
          <draw:polygon draw:style-name="gr37" draw:text-style-name="P1" draw:layer="layout" svg:width="0.371cm" svg:height="0.373cm" svg:x="8.422cm" svg:y="9.719cm" svg:viewBox="0 0 372 374" draw:points="0,374 372,374 186,0">
            <text:p/>
          </draw:polygon>
          <draw:polygon draw:style-name="gr38" draw:text-style-name="P1" draw:layer="layout" svg:width="0.371cm" svg:height="0.373cm" svg:x="8.422cm" svg:y="9.719cm" svg:viewBox="0 0 372 374" draw:points="0,374 372,374 186,0">
            <text:p/>
          </draw:polygon>
          <draw:polygon draw:style-name="gr37" draw:text-style-name="P1" draw:layer="layout" svg:width="0.371cm" svg:height="0.373cm" svg:x="10.087cm" svg:y="9.427cm" svg:viewBox="0 0 372 374" draw:points="0,374 372,374 186,0">
            <text:p/>
          </draw:polygon>
          <draw:polygon draw:style-name="gr38" draw:text-style-name="P1" draw:layer="layout" svg:width="0.371cm" svg:height="0.373cm" svg:x="10.087cm" svg:y="9.427cm" svg:viewBox="0 0 372 374" draw:points="0,374 372,374 186,0">
            <text:p/>
          </draw:polygon>
          <draw:polygon draw:style-name="gr37" draw:text-style-name="P1" draw:layer="layout" svg:width="0.371cm" svg:height="0.373cm" svg:x="11.752cm" svg:y="8.969cm" svg:viewBox="0 0 372 374" draw:points="0,374 372,374 186,0">
            <text:p/>
          </draw:polygon>
          <draw:polygon draw:style-name="gr38" draw:text-style-name="P1" draw:layer="layout" svg:width="0.371cm" svg:height="0.373cm" svg:x="11.752cm" svg:y="8.969cm" svg:viewBox="0 0 372 374" draw:points="0,374 372,374 186,0">
            <text:p/>
          </draw:polygon>
          <draw:polygon draw:style-name="gr37" draw:text-style-name="P1" draw:layer="layout" svg:width="0.371cm" svg:height="0.373cm" svg:x="13.417cm" svg:y="9.628cm" svg:viewBox="0 0 372 374" draw:points="0,374 372,374 186,0">
            <text:p/>
          </draw:polygon>
          <draw:polygon draw:style-name="gr38" draw:text-style-name="P1" draw:layer="layout" svg:width="0.371cm" svg:height="0.373cm" svg:x="13.417cm" svg:y="9.628cm" svg:viewBox="0 0 372 374" draw:points="0,374 372,374 186,0">
            <text:p/>
          </draw:polygon>
          <draw:polygon draw:style-name="gr37" draw:text-style-name="P1" draw:layer="layout" svg:width="0.371cm" svg:height="0.373cm" svg:x="15.082cm" svg:y="9.225cm" svg:viewBox="0 0 372 374" draw:points="0,374 372,374 186,0">
            <text:p/>
          </draw:polygon>
          <draw:polygon draw:style-name="gr38" draw:text-style-name="P1" draw:layer="layout" svg:width="0.371cm" svg:height="0.373cm" svg:x="15.082cm" svg:y="9.225cm" svg:viewBox="0 0 372 374" draw:points="0,374 372,374 186,0">
            <text:p/>
          </draw:polygon>
          <draw:polygon draw:style-name="gr37" draw:text-style-name="P1" draw:layer="layout" svg:width="0.371cm" svg:height="0.373cm" svg:x="16.747cm" svg:y="11.057cm" svg:viewBox="0 0 372 374" draw:points="0,374 372,374 186,0">
            <text:p/>
          </draw:polygon>
          <draw:polygon draw:style-name="gr38" draw:text-style-name="P1" draw:layer="layout" svg:width="0.371cm" svg:height="0.373cm" svg:x="16.747cm" svg:y="11.057cm" svg:viewBox="0 0 372 374" draw:points="0,374 372,374 186,0">
            <text:p/>
          </draw:polygon>
          <draw:polygon draw:style-name="gr32" draw:text-style-name="P1" draw:layer="layout" svg:width="0.371cm" svg:height="0.373cm" svg:x="3.399cm" svg:y="17.761cm" svg:viewBox="0 0 372 374" draw:points="0,187 186,374 372,187 186,0">
            <text:p/>
          </draw:polygon>
          <draw:polygon draw:style-name="gr35" draw:text-style-name="P1" draw:layer="layout" svg:width="0.371cm" svg:height="0.373cm" svg:x="3.399cm" svg:y="17.761cm" svg:viewBox="0 0 372 374" draw:points="0,187 186,374 372,187 186,0">
            <text:p/>
          </draw:polygon>
          <draw:polygon draw:style-name="gr32" draw:text-style-name="P1" draw:layer="layout" svg:width="0.371cm" svg:height="0.373cm" svg:x="18.401cm" svg:y="17.788cm" svg:viewBox="0 0 372 374" draw:points="0,187 186,374 372,187 186,0">
            <text:p/>
          </draw:polygon>
          <draw:polygon draw:style-name="gr35" draw:text-style-name="P1" draw:layer="layout" svg:width="0.371cm" svg:height="0.373cm" svg:x="18.401cm" svg:y="17.788cm" svg:viewBox="0 0 372 374" draw:points="0,187 186,374 372,187 186,0">
            <text:p/>
          </draw:polygon>
          <draw:polygon draw:style-name="gr37" draw:text-style-name="P1" draw:layer="layout" svg:width="0.371cm" svg:height="0.373cm" svg:x="3.426cm" svg:y="12.726cm" svg:viewBox="0 0 372 374" draw:points="0,374 372,374 186,0">
            <text:p/>
          </draw:polygon>
          <draw:polygon draw:style-name="gr38" draw:text-style-name="P1" draw:layer="layout" svg:width="0.371cm" svg:height="0.373cm" svg:x="3.426cm" svg:y="12.726cm" svg:viewBox="0 0 372 374" draw:points="0,374 372,374 186,0">
            <text:p/>
          </draw:polygon>
          <draw:polygon draw:style-name="gr37" draw:text-style-name="P1" draw:layer="layout" svg:width="0.371cm" svg:height="0.373cm" svg:x="18.454cm" svg:y="11.826cm" svg:viewBox="0 0 372 374" draw:points="0,374 372,374 186,0">
            <text:p/>
          </draw:polygon>
          <draw:polygon draw:style-name="gr38" draw:text-style-name="P1" draw:layer="layout" svg:width="0.371cm" svg:height="0.373cm" svg:x="18.454cm" svg:y="11.826cm" svg:viewBox="0 0 372 374" draw:points="0,374 372,374 186,0">
            <text:p/>
          </draw:polygon>
          <draw:frame draw:style-name="gr39" draw:text-style-name="P5" draw:layer="layout" svg:width="1.402cm" svg:height="0.763cm" svg:x="2.829cm" svg:y="11.682cm">
            <draw:text-box>
              <text:p text:style-name="P2"><text:span text:style-name="T4">279</text:span></text:p>
            </draw:text-box>
          </draw:frame>
          <draw:frame draw:style-name="gr39" draw:text-style-name="P5" draw:layer="layout" svg:width="1.402cm" svg:height="0.763cm" svg:x="4.629cm" svg:y="10.983cm">
            <draw:text-box>
              <text:p text:style-name="P2"><text:span text:style-name="T4">320</text:span></text:p>
            </draw:text-box>
          </draw:frame>
          <draw:frame draw:style-name="gr39" draw:text-style-name="P5" draw:layer="layout" svg:width="1.402cm" svg:height="0.763cm" svg:x="6.195cm" svg:y="10.122cm">
            <draw:text-box>
              <text:p text:style-name="P2"><text:span text:style-name="T4">360</text:span></text:p>
            </draw:text-box>
          </draw:frame>
          <draw:frame draw:style-name="gr31" draw:text-style-name="P3" draw:layer="layout" svg:width="1.264cm" svg:height="0.764cm" svg:x="8.013cm" svg:y="8.697cm">
            <draw:text-box>
              <text:p text:style-name="P3"><text:span text:style-name="T4">448</text:span></text:p>
            </draw:text-box>
          </draw:frame>
          <draw:frame draw:style-name="gr31" draw:text-style-name="P3" draw:layer="layout" svg:width="1.264cm" svg:height="0.764cm" svg:x="9.632cm" svg:y="8.374cm">
            <draw:text-box>
              <text:p text:style-name="P3"><text:span text:style-name="T4">464</text:span></text:p>
            </draw:text-box>
          </draw:frame>
          <draw:frame draw:style-name="gr31" draw:text-style-name="P3" draw:layer="layout" svg:width="1.264cm" svg:height="0.764cm" svg:x="11.273cm" svg:y="7.924cm">
            <draw:text-box>
              <text:p text:style-name="P3"><text:span text:style-name="T4">489</text:span></text:p>
            </draw:text-box>
          </draw:frame>
          <draw:frame draw:style-name="gr31" draw:text-style-name="P3" draw:layer="layout" svg:width="1.264cm" svg:height="0.764cm" svg:x="12.993cm" svg:y="8.453cm">
            <draw:text-box>
              <text:p text:style-name="P3"><text:span text:style-name="T4">453</text:span></text:p>
            </draw:text-box>
          </draw:frame>
          <draw:frame draw:style-name="gr31" draw:text-style-name="P3" draw:layer="layout" svg:width="1.264cm" svg:height="0.764cm" svg:x="14.66cm" svg:y="8.109cm">
            <draw:text-box>
              <text:p text:style-name="P3"><text:span text:style-name="T4">475</text:span></text:p>
            </draw:text-box>
          </draw:frame>
          <draw:frame draw:style-name="gr31" draw:text-style-name="P3" draw:layer="layout" svg:width="1.264cm" svg:height="0.764cm" svg:x="16.373cm" svg:y="9.718cm">
            <draw:text-box>
              <text:p text:style-name="P3"><text:span text:style-name="T4">375</text:span></text:p>
            </draw:text-box>
          </draw:frame>
          <draw:frame draw:style-name="gr31" draw:text-style-name="P3" draw:layer="layout" svg:width="1.264cm" svg:height="0.764cm" svg:x="17.993cm" svg:y="10.755cm">
            <draw:text-box>
              <text:p text:style-name="P3"><text:span text:style-name="T4">332</text:span></text:p>
            </draw:text-box>
          </draw:frame>
          <draw:frame draw:style-name="gr31" draw:text-style-name="P3" draw:layer="layout" svg:width="1.01cm" svg:height="0.764cm" svg:x="3.065cm" svg:y="16.734cm">
            <draw:text-box>
              <text:p text:style-name="P3"><text:span text:style-name="T4">10</text:span></text:p>
            </draw:text-box>
          </draw:frame>
          <draw:frame draw:style-name="gr31" draw:text-style-name="P3" draw:layer="layout" svg:width="1.01cm" svg:height="0.764cm" svg:x="4.786cm" svg:y="16.337cm">
            <draw:text-box>
              <text:p text:style-name="P3"><text:span text:style-name="T4">22</text:span></text:p>
            </draw:text-box>
          </draw:frame>
          <draw:frame draw:style-name="gr31" draw:text-style-name="P3" draw:layer="layout" svg:width="1.01cm" svg:height="0.764cm" svg:x="6.452cm" svg:y="15.835cm">
            <draw:text-box>
              <text:p text:style-name="P3"><text:span text:style-name="T4">44</text:span></text:p>
            </draw:text-box>
          </draw:frame>
          <draw:frame draw:style-name="gr31" draw:text-style-name="P3" draw:layer="layout" svg:width="1.01cm" svg:height="0.764cm" svg:x="8.119cm" svg:y="16.444cm">
            <draw:text-box>
              <text:p text:style-name="P3"><text:span text:style-name="T4">13</text:span></text:p>
            </draw:text-box>
          </draw:frame>
          <draw:frame draw:style-name="gr31" draw:text-style-name="P3" draw:layer="layout" svg:width="0.756cm" svg:height="0.764cm" svg:x="9.913cm" svg:y="16.735cm">
            <draw:text-box>
              <text:p text:style-name="P3"><text:span text:style-name="T4">1</text:span></text:p>
            </draw:text-box>
          </draw:frame>
          <draw:frame draw:style-name="gr31" draw:text-style-name="P3" draw:layer="layout" svg:width="0.756cm" svg:height="0.764cm" svg:x="11.58cm" svg:y="16.681cm">
            <draw:text-box>
              <text:p text:style-name="P3"><text:span text:style-name="T4">7</text:span></text:p>
            </draw:text-box>
          </draw:frame>
          <draw:frame draw:style-name="gr31" draw:text-style-name="P3" draw:layer="layout" svg:width="1.01cm" svg:height="0.764cm" svg:x="13.094cm" svg:y="16.549cm">
            <draw:text-box>
              <text:p text:style-name="P3"><text:span text:style-name="T4">12</text:span></text:p>
            </draw:text-box>
          </draw:frame>
          <draw:frame draw:style-name="gr31" draw:text-style-name="P3" draw:layer="layout" svg:width="1.01cm" svg:height="0.764cm" svg:x="14.813cm" svg:y="16.496cm">
            <draw:text-box>
              <text:p text:style-name="P3"><text:span text:style-name="T4">14</text:span></text:p>
            </draw:text-box>
          </draw:frame>
          <draw:frame draw:style-name="gr31" draw:text-style-name="P3" draw:layer="layout" svg:width="1.01cm" svg:height="0.764cm" svg:x="16.401cm" svg:y="16.549cm">
            <draw:text-box>
              <text:p text:style-name="P3"><text:span text:style-name="T4">16</text:span></text:p>
            </draw:text-box>
          </draw:frame>
          <draw:frame draw:style-name="gr31" draw:text-style-name="P3" draw:layer="layout" svg:width="0.756cm" svg:height="0.764cm" svg:x="18.3cm" svg:y="16.708cm">
            <draw:text-box>
              <text:p text:style-name="P3"><text:span text:style-name="T4">5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5-18T14:05:25</meta:creation-date>
    <meta:generator>OpenOffice.org/3.3$Linux OpenOffice.org_project/330m20$Build-9567</meta:generator>
    <dc:date>2011-05-19T11:45:36</dc:date>
    <meta:editing-duration>PT3H54M16S</meta:editing-duration>
    <meta:editing-cycles>29</meta:editing-cycles>
    <meta:document-statistic meta:object-count="326"/>
  </office:meta>
</office:document-meta>
</file>